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51cm" svg:stroke-color="#729fcf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e16173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ff8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66666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54" draw:id="id154" draw:layer="layout" svg:width="0.254cm" svg:height="0.254cm" svg:x="6.00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254cm" svg:height="0.254cm" svg:x="6.343cm" svg:y="1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254cm" svg:height="0.254cm" svg:x="6.00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254cm" svg:height="0.254cm" svg:x="6.343cm" svg:y="3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254cm" svg:height="0.254cm" svg:x="6.00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254cm" svg:height="0.254cm" svg:x="6.343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254cm" svg:height="0.254cm" svg:x="6.00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4cm" svg:height="0.254cm" svg:x="6.34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4cm" svg:height="0.254cm" svg:x="6.00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6.343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5" draw:id="id155" draw:layer="layout" svg:width="0.254cm" svg:height="0.254cm" svg:x="6.00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4cm" svg:height="0.254cm" svg:x="6.343cm" svg:y="8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254cm" svg:height="0.254cm" svg:x="6.67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254cm" svg:height="0.254cm" svg:x="7.31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254cm" svg:height="0.254cm" svg:x="6.67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54cm" svg:height="0.254cm" svg:x="7.31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254cm" svg:height="0.254cm" svg:x="6.67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254cm" svg:height="0.254cm" svg:x="7.31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4cm" svg:height="0.254cm" svg:x="6.67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4cm" svg:height="0.254cm" svg:x="7.31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4cm" svg:height="0.254cm" svg:x="6.67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7.31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6.67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254cm" svg:height="0.254cm" svg:x="7.31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254cm" svg:height="0.254cm" svg:x="7.648cm" svg:y="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254cm" svg:height="0.254cm" svg:x="7.98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254cm" svg:height="0.254cm" svg:x="7.648cm" svg:y="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254cm" svg:height="0.254cm" svg:x="7.98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254cm" svg:height="0.254cm" svg:x="7.648cm" svg:y="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254cm" svg:height="0.254cm" svg:x="7.98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254cm" svg:height="0.254cm" svg:x="7.648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7.98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7.648cm" svg:y="6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254cm" svg:height="0.254cm" svg:x="7.98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254cm" svg:height="0.254cm" svg:x="7.648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0.254cm" svg:height="0.254cm" svg:x="7.98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254cm" svg:height="0.254cm" svg:x="8.61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254cm" svg:height="0.254cm" svg:x="8.953cm" svg:y="1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254cm" svg:height="0.254cm" svg:x="8.61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254cm" svg:height="0.254cm" svg:x="8.953cm" svg:y="3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254cm" svg:height="0.254cm" svg:x="8.61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4cm" svg:height="0.254cm" svg:x="8.953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8.61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254cm" svg:height="0.254cm" svg:x="8.95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254cm" svg:height="0.254cm" svg:x="8.61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254cm" svg:height="0.254cm" svg:x="8.953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0.254cm" svg:height="0.254cm" svg:x="8.61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254cm" svg:height="0.254cm" svg:x="8.953cm" svg:y="8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254cm" svg:height="0.254cm" svg:x="9.28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254cm" svg:height="0.254cm" svg:x="9.92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254cm" svg:height="0.254cm" svg:x="9.28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254cm" svg:height="0.254cm" svg:x="9.92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254cm" svg:height="0.254cm" svg:x="9.28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254cm" svg:height="0.254cm" svg:x="9.92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254cm" svg:height="0.254cm" svg:x="9.28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254cm" svg:height="0.254cm" svg:x="9.92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254cm" svg:height="0.254cm" svg:x="9.28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254cm" svg:height="0.254cm" svg:x="9.92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0.254cm" svg:height="0.254cm" svg:x="9.28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254cm" svg:height="0.254cm" svg:x="9.92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254cm" svg:height="0.254cm" svg:x="10.258cm" svg:y="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2" draw:id="id152" draw:layer="layout" svg:width="0.254cm" svg:height="0.254cm" svg:x="10.59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0.254cm" svg:height="0.254cm" svg:x="10.258cm" svg:y="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7" draw:id="id67" draw:layer="layout" svg:width="0.254cm" svg:height="0.254cm" svg:x="10.59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254cm" svg:height="0.254cm" svg:x="10.258cm" svg:y="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3" draw:id="id73" draw:layer="layout" svg:width="0.254cm" svg:height="0.254cm" svg:x="10.59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2" draw:id="id72" draw:layer="layout" svg:width="0.254cm" svg:height="0.254cm" svg:x="10.258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254cm" svg:height="0.254cm" svg:x="10.59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254cm" svg:height="0.254cm" svg:x="10.258cm" svg:y="6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254cm" svg:height="0.254cm" svg:x="10.59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0.254cm" svg:height="0.254cm" svg:x="10.258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254cm" svg:height="0.254cm" svg:x="10.59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3" draw:id="id153" draw:layer="layout" svg:width="0.254cm" svg:height="0.254cm" svg:x="11.22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1" draw:id="id151" draw:layer="layout" svg:width="0.254cm" svg:height="0.254cm" svg:x="11.563cm" svg:y="1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254cm" svg:height="0.254cm" svg:x="11.22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0.254cm" svg:height="0.254cm" svg:x="11.563cm" svg:y="3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4" draw:id="id74" draw:layer="layout" svg:width="0.254cm" svg:height="0.254cm" svg:x="11.22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8" draw:id="id78" draw:layer="layout" svg:width="0.254cm" svg:height="0.254cm" svg:x="11.563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7" draw:id="id77" draw:layer="layout" svg:width="0.254cm" svg:height="0.254cm" svg:x="11.22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2" draw:id="id82" draw:layer="layout" svg:width="0.254cm" svg:height="0.254cm" svg:x="11.56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254cm" svg:height="0.254cm" svg:x="11.22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254cm" svg:height="0.254cm" svg:x="11.563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0.254cm" svg:height="0.254cm" svg:x="11.22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2" draw:id="id92" draw:layer="layout" svg:width="0.254cm" svg:height="0.254cm" svg:x="11.563cm" svg:y="8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0" draw:id="id150" draw:layer="layout" svg:width="0.254cm" svg:height="0.254cm" svg:x="11.89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8" draw:id="id148" draw:layer="layout" svg:width="0.254cm" svg:height="0.254cm" svg:x="12.53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6" draw:id="id76" draw:layer="layout" svg:width="0.254cm" svg:height="0.254cm" svg:x="11.89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0.254cm" svg:height="0.254cm" svg:x="12.53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9" draw:id="id79" draw:layer="layout" svg:width="0.254cm" svg:height="0.254cm" svg:x="11.89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4" draw:id="id84" draw:layer="layout" svg:width="0.254cm" svg:height="0.254cm" svg:x="12.53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3" draw:id="id83" draw:layer="layout" svg:width="0.254cm" svg:height="0.254cm" svg:x="11.89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0.254cm" svg:height="0.254cm" svg:x="12.53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7" draw:id="id87" draw:layer="layout" svg:width="0.254cm" svg:height="0.254cm" svg:x="11.89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4" draw:id="id94" draw:layer="layout" svg:width="0.254cm" svg:height="0.254cm" svg:x="12.53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3" draw:id="id93" draw:layer="layout" svg:width="0.254cm" svg:height="0.254cm" svg:x="11.89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7" draw:id="id97" draw:layer="layout" svg:width="0.254cm" svg:height="0.254cm" svg:x="12.53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9" draw:id="id149" draw:layer="layout" svg:width="0.254cm" svg:height="0.254cm" svg:x="12.868cm" svg:y="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7" draw:id="id147" draw:layer="layout" svg:width="0.254cm" svg:height="0.254cm" svg:x="13.20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1" draw:id="id81" draw:layer="layout" svg:width="0.254cm" svg:height="0.254cm" svg:x="12.868cm" svg:y="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6" draw:id="id86" draw:layer="layout" svg:width="0.254cm" svg:height="0.254cm" svg:x="13.20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5" draw:id="id85" draw:layer="layout" svg:width="0.254cm" svg:height="0.254cm" svg:x="12.868cm" svg:y="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0" draw:id="id90" draw:layer="layout" svg:width="0.254cm" svg:height="0.254cm" svg:x="13.20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9" draw:id="id89" draw:layer="layout" svg:width="0.254cm" svg:height="0.254cm" svg:x="12.868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6" draw:id="id96" draw:layer="layout" svg:width="0.254cm" svg:height="0.254cm" svg:x="13.20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5" draw:id="id95" draw:layer="layout" svg:width="0.254cm" svg:height="0.254cm" svg:x="12.868cm" svg:y="6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9" draw:id="id99" draw:layer="layout" svg:width="0.254cm" svg:height="0.254cm" svg:x="13.20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8" draw:id="id98" draw:layer="layout" svg:width="0.254cm" svg:height="0.254cm" svg:x="12.868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1" draw:id="id101" draw:layer="layout" svg:width="0.254cm" svg:height="0.254cm" svg:x="13.20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6" draw:id="id146" draw:layer="layout" svg:width="0.254cm" svg:height="0.254cm" svg:x="13.83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4" draw:id="id144" draw:layer="layout" svg:width="0.254cm" svg:height="0.254cm" svg:x="14.173cm" svg:y="1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3" draw:id="id143" draw:layer="layout" svg:width="0.254cm" svg:height="0.254cm" svg:x="13.83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0" draw:id="id130" draw:layer="layout" svg:width="0.254cm" svg:height="0.254cm" svg:x="14.173cm" svg:y="3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1" draw:id="id91" draw:layer="layout" svg:width="0.254cm" svg:height="0.254cm" svg:x="13.83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8" draw:id="id128" draw:layer="layout" svg:width="0.254cm" svg:height="0.254cm" svg:x="14.173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7" draw:id="id127" draw:layer="layout" svg:width="0.254cm" svg:height="0.254cm" svg:x="13.83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3" draw:id="id123" draw:layer="layout" svg:width="0.254cm" svg:height="0.254cm" svg:x="14.17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0" draw:id="id100" draw:layer="layout" svg:width="0.254cm" svg:height="0.254cm" svg:x="13.83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3" draw:id="id103" draw:layer="layout" svg:width="0.254cm" svg:height="0.254cm" svg:x="14.173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2" draw:id="id102" draw:layer="layout" svg:width="0.254cm" svg:height="0.254cm" svg:x="13.83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4" draw:id="id104" draw:layer="layout" svg:width="0.254cm" svg:height="0.254cm" svg:x="14.173cm" svg:y="8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5" draw:id="id145" draw:layer="layout" svg:width="0.254cm" svg:height="0.254cm" svg:x="14.50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1" draw:id="id141" draw:layer="layout" svg:width="0.254cm" svg:height="0.254cm" svg:x="15.14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2" draw:id="id142" draw:layer="layout" svg:width="0.254cm" svg:height="0.254cm" svg:x="14.50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1" draw:id="id131" draw:layer="layout" svg:width="0.254cm" svg:height="0.254cm" svg:x="15.14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9" draw:id="id129" draw:layer="layout" svg:width="0.254cm" svg:height="0.254cm" svg:x="14.50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5" draw:id="id125" draw:layer="layout" svg:width="0.254cm" svg:height="0.254cm" svg:x="15.1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4" draw:id="id124" draw:layer="layout" svg:width="0.254cm" svg:height="0.254cm" svg:x="14.50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0" draw:id="id120" draw:layer="layout" svg:width="0.254cm" svg:height="0.254cm" svg:x="15.14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9" draw:id="id119" draw:layer="layout" svg:width="0.254cm" svg:height="0.254cm" svg:x="14.50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6" draw:id="id106" draw:layer="layout" svg:width="0.254cm" svg:height="0.254cm" svg:x="15.14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5" draw:id="id105" draw:layer="layout" svg:width="0.254cm" svg:height="0.254cm" svg:x="14.50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1" draw:id="id111" draw:layer="layout" svg:width="0.254cm" svg:height="0.254cm" svg:x="15.14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0" draw:id="id140" draw:layer="layout" svg:width="0.254cm" svg:height="0.254cm" svg:x="15.478cm" svg:y="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3" draw:id="id133" draw:layer="layout" svg:width="0.254cm" svg:height="0.254cm" svg:x="15.81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2" draw:id="id132" draw:layer="layout" svg:width="0.254cm" svg:height="0.254cm" svg:x="15.478cm" svg:y="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5" draw:id="id135" draw:layer="layout" svg:width="0.254cm" svg:height="0.254cm" svg:x="15.81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6" draw:id="id126" draw:layer="layout" svg:width="0.254cm" svg:height="0.254cm" svg:x="15.478cm" svg:y="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2" draw:id="id122" draw:layer="layout" svg:width="0.254cm" svg:height="0.254cm" svg:x="15.81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1" draw:id="id121" draw:layer="layout" svg:width="0.254cm" svg:height="0.254cm" svg:x="15.478cm" svg:y="5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8" draw:id="id108" draw:layer="layout" svg:width="0.254cm" svg:height="0.254cm" svg:x="15.81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7" draw:id="id107" draw:layer="layout" svg:width="0.254cm" svg:height="0.254cm" svg:x="15.478cm" svg:y="6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3" draw:id="id113" draw:layer="layout" svg:width="0.254cm" svg:height="0.254cm" svg:x="15.81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2" draw:id="id112" draw:layer="layout" svg:width="0.254cm" svg:height="0.254cm" svg:x="15.478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6" draw:id="id116" draw:layer="layout" svg:width="0.254cm" svg:height="0.254cm" svg:x="15.81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4" draw:id="id134" draw:layer="layout" svg:width="0.254cm" svg:height="0.254cm" svg:x="16.44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9" draw:id="id139" draw:layer="layout" svg:width="0.254cm" svg:height="0.254cm" svg:x="16.783cm" svg:y="1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7" draw:id="id137" draw:layer="layout" svg:width="0.254cm" svg:height="0.254cm" svg:x="16.44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8" draw:id="id138" draw:layer="layout" svg:width="0.254cm" svg:height="0.254cm" svg:x="16.783cm" svg:y="3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6" draw:id="id136" draw:layer="layout" svg:width="0.254cm" svg:height="0.254cm" svg:x="16.44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0" draw:id="id110" draw:layer="layout" svg:width="0.254cm" svg:height="0.254cm" svg:x="16.783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9" draw:id="id109" draw:layer="layout" svg:width="0.254cm" svg:height="0.254cm" svg:x="16.44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5" draw:id="id115" draw:layer="layout" svg:width="0.254cm" svg:height="0.254cm" svg:x="16.783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4" draw:id="id114" draw:layer="layout" svg:width="0.254cm" svg:height="0.254cm" svg:x="16.44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8" draw:id="id118" draw:layer="layout" svg:width="0.254cm" svg:height="0.254cm" svg:x="16.783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7" draw:id="id117" draw:layer="layout" svg:width="0.254cm" svg:height="0.254cm" svg:x="16.44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6" draw:id="id156" draw:layer="layout" svg:width="0.254cm" svg:height="0.254cm" svg:x="16.783cm" svg:y="8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56cm" svg:y1="8.33cm" svg:x2="6.715cm" svg:y2="8.075cm" draw:start-shape="id1" draw:start-glue-point="11" draw:end-shape="id2" draw:end-glue-point="7" svg:d="M6560 8330l155-255" svg:viewBox="0 0 156 256">
          <text:p/>
        </draw:connector>
        <draw:connector draw:style-name="gr2" draw:text-style-name="P2" draw:layer="layout" draw:type="line" svg:x1="6.895cm" svg:y1="7.895cm" svg:x2="7.35cm" svg:y2="7.44cm" draw:start-shape="id2" draw:start-glue-point="11" draw:end-shape="id3" draw:end-glue-point="7" svg:d="M6895 7895l455-455" svg:viewBox="0 0 456 456">
          <text:p/>
        </draw:connector>
        <draw:connector draw:style-name="gr2" draw:text-style-name="P2" draw:layer="layout" draw:type="line" svg:x1="7.53cm" svg:y1="7.26cm" svg:x2="7.685cm" svg:y2="7.005cm" draw:start-shape="id3" draw:start-glue-point="11" draw:end-shape="id4" draw:end-glue-point="7" svg:d="M7530 7260l155-255" svg:viewBox="0 0 156 256">
          <text:p/>
        </draw:connector>
        <draw:connector draw:style-name="gr2" draw:text-style-name="P2" draw:layer="layout" draw:type="line" svg:x1="7.865cm" svg:y1="6.825cm" svg:x2="8.02cm" svg:y2="6.17cm" draw:start-shape="id4" draw:start-glue-point="11" draw:end-shape="id5" draw:end-glue-point="7" svg:d="M7865 6825l155-655" svg:viewBox="0 0 156 656">
          <text:p/>
        </draw:connector>
        <draw:connector draw:style-name="gr2" draw:text-style-name="P2" draw:layer="layout" draw:type="line" svg:x1="8.2cm" svg:y1="5.99cm" svg:x2="8.655cm" svg:y2="5.535cm" draw:start-shape="id5" draw:start-glue-point="11" draw:end-shape="id6" draw:end-glue-point="7" svg:d="M8200 5990l455-455" svg:viewBox="0 0 456 456">
          <text:p/>
        </draw:connector>
        <draw:connector draw:style-name="gr2" draw:text-style-name="P2" draw:layer="layout" draw:type="line" svg:x1="8.835cm" svg:y1="5.355cm" svg:x2="8.99cm" svg:y2="4.7cm" draw:start-shape="id6" draw:start-glue-point="11" draw:end-shape="id7" draw:end-glue-point="7" svg:d="M8835 5355l155-655" svg:viewBox="0 0 156 656">
          <text:p/>
        </draw:connector>
        <draw:connector draw:style-name="gr2" draw:text-style-name="P2" draw:layer="layout" draw:type="line" svg:x1="6.56cm" svg:y1="7.06cm" svg:x2="6.715cm" svg:y2="6.805cm" draw:start-shape="id8" draw:start-glue-point="11" draw:end-shape="id9" draw:end-glue-point="7" svg:d="M6560 7060l155-255" svg:viewBox="0 0 156 256">
          <text:p/>
        </draw:connector>
        <draw:connector draw:style-name="gr2" draw:text-style-name="P2" draw:layer="layout" draw:type="line" svg:x1="6.895cm" svg:y1="6.625cm" svg:x2="7.35cm" svg:y2="6.17cm" draw:start-shape="id9" draw:start-glue-point="11" draw:end-shape="id10" draw:end-glue-point="7" svg:d="M6895 6625l455-455" svg:viewBox="0 0 456 456">
          <text:p/>
        </draw:connector>
        <draw:connector draw:style-name="gr2" draw:text-style-name="P2" draw:layer="layout" draw:type="line" svg:x1="7.53cm" svg:y1="5.99cm" svg:x2="7.685cm" svg:y2="5.735cm" draw:start-shape="id10" draw:start-glue-point="11" draw:end-shape="id11" draw:end-glue-point="7" svg:d="M7530 5990l155-255" svg:viewBox="0 0 156 256">
          <text:p/>
        </draw:connector>
        <draw:connector draw:style-name="gr2" draw:text-style-name="P2" draw:layer="layout" draw:type="line" svg:x1="7.865cm" svg:y1="5.555cm" svg:x2="8.02cm" svg:y2="4.9cm" draw:start-shape="id11" draw:start-glue-point="11" draw:end-shape="id12" draw:end-glue-point="7" svg:d="M7865 5555l155-655" svg:viewBox="0 0 156 656">
          <text:p/>
        </draw:connector>
        <draw:connector draw:style-name="gr2" draw:text-style-name="P2" draw:layer="layout" draw:type="line" svg:x1="6.225cm" svg:y1="6.625cm" svg:x2="6.38cm" svg:y2="5.97cm" draw:start-shape="id13" draw:start-glue-point="11" draw:end-shape="id14" draw:end-glue-point="7" svg:d="M6225 6625l155-655" svg:viewBox="0 0 156 656">
          <text:p/>
        </draw:connector>
        <draw:connector draw:style-name="gr2" draw:text-style-name="P2" draw:layer="layout" draw:type="line" svg:x1="6.56cm" svg:y1="5.79cm" svg:x2="6.715cm" svg:y2="5.535cm" draw:start-shape="id14" draw:start-glue-point="11" draw:end-shape="id15" draw:end-glue-point="7" svg:d="M6560 5790l155-255" svg:viewBox="0 0 156 256">
          <text:p/>
        </draw:connector>
        <draw:connector draw:style-name="gr2" draw:text-style-name="P2" draw:layer="layout" draw:type="line" svg:x1="6.895cm" svg:y1="5.355cm" svg:x2="7.35cm" svg:y2="4.9cm" draw:start-shape="id15" draw:start-glue-point="11" draw:end-shape="id16" draw:end-glue-point="7" svg:d="M6895 5355l455-455" svg:viewBox="0 0 456 456">
          <text:p/>
        </draw:connector>
        <draw:connector draw:style-name="gr2" draw:text-style-name="P2" draw:layer="layout" draw:type="line" svg:x1="6.225cm" svg:y1="5.355cm" svg:x2="6.38cm" svg:y2="4.7cm" draw:start-shape="id17" draw:start-glue-point="11" draw:end-shape="id18" draw:end-glue-point="7" svg:d="M6225 5355l155-655" svg:viewBox="0 0 156 656">
          <text:p/>
        </draw:connector>
        <draw:connector draw:style-name="gr2" draw:text-style-name="P2" draw:layer="layout" draw:type="line" svg:x1="6.225cm" svg:y1="4.085cm" svg:x2="6.38cm" svg:y2="3.43cm" draw:start-shape="id19" draw:start-glue-point="11" draw:end-shape="id20" draw:end-glue-point="7" svg:d="M6225 4085l155-655" svg:viewBox="0 0 156 656">
          <text:p/>
        </draw:connector>
        <draw:connector draw:style-name="gr2" draw:text-style-name="P2" draw:layer="layout" draw:type="line" svg:x1="6.56cm" svg:y1="4.52cm" svg:x2="6.715cm" svg:y2="4.265cm" draw:start-shape="id18" draw:start-glue-point="11" draw:end-shape="id21" draw:end-glue-point="7" svg:d="M6560 4520l155-255" svg:viewBox="0 0 156 256">
          <text:p/>
        </draw:connector>
        <draw:connector draw:style-name="gr2" draw:text-style-name="P2" draw:layer="layout" draw:type="line" svg:x1="6.895cm" svg:y1="4.085cm" svg:x2="7.35cm" svg:y2="3.63cm" draw:start-shape="id21" draw:start-glue-point="11" draw:end-shape="id22" draw:end-glue-point="7" svg:d="M6895 4085l455-455" svg:viewBox="0 0 456 456">
          <text:p/>
        </draw:connector>
        <draw:connector draw:style-name="gr2" draw:text-style-name="P2" draw:layer="layout" draw:type="line" svg:x1="7.53cm" svg:y1="4.72cm" svg:x2="7.685cm" svg:y2="4.465cm" draw:start-shape="id16" draw:start-glue-point="11" draw:end-shape="id23" draw:end-glue-point="7" svg:d="M7530 4720l155-255" svg:viewBox="0 0 156 256">
          <text:p/>
        </draw:connector>
        <draw:connector draw:style-name="gr2" draw:text-style-name="P2" draw:layer="layout" draw:type="line" svg:x1="8.2cm" svg:y1="4.72cm" svg:x2="8.655cm" svg:y2="4.265cm" draw:start-shape="id12" draw:start-glue-point="11" draw:end-shape="id24" draw:end-glue-point="7" svg:d="M8200 4720l455-455" svg:viewBox="0 0 456 456">
          <text:p/>
        </draw:connector>
        <draw:connector draw:style-name="gr2" draw:text-style-name="P2" draw:layer="layout" draw:type="line" svg:x1="7.865cm" svg:y1="4.285cm" svg:x2="8.02cm" svg:y2="3.63cm" draw:start-shape="id23" draw:start-glue-point="11" draw:end-shape="id25" draw:end-glue-point="7" svg:d="M7865 4285l155-655" svg:viewBox="0 0 156 656">
          <text:p/>
        </draw:connector>
        <draw:connector draw:style-name="gr2" draw:text-style-name="P2" draw:layer="layout" draw:type="line" svg:x1="7.53cm" svg:y1="3.45cm" svg:x2="7.685cm" svg:y2="3.195cm" draw:start-shape="id22" draw:start-glue-point="11" draw:end-shape="id26" draw:end-glue-point="7" svg:d="M7530 3450l155-255" svg:viewBox="0 0 156 256">
          <text:p/>
        </draw:connector>
        <draw:connector draw:style-name="gr2" draw:text-style-name="P2" draw:layer="layout" draw:type="line" svg:x1="6.56cm" svg:y1="3.25cm" svg:x2="6.715cm" svg:y2="2.995cm" draw:start-shape="id20" draw:start-glue-point="11" draw:end-shape="id27" draw:end-glue-point="7" svg:d="M6560 3250l155-255" svg:viewBox="0 0 156 256">
          <text:p/>
        </draw:connector>
        <draw:connector draw:style-name="gr2" draw:text-style-name="P2" draw:layer="layout" draw:type="line" svg:x1="6.225cm" svg:y1="2.815cm" svg:x2="6.38cm" svg:y2="2.16cm" draw:start-shape="id28" draw:start-glue-point="11" draw:end-shape="id29" draw:end-glue-point="7" svg:d="M6225 2815l155-655" svg:viewBox="0 0 156 656">
          <text:p/>
        </draw:connector>
        <draw:connector draw:style-name="gr2" draw:text-style-name="P2" draw:layer="layout" draw:type="line" svg:x1="6.895cm" svg:y1="2.815cm" svg:x2="7.35cm" svg:y2="2.36cm" draw:start-shape="id27" draw:start-glue-point="11" draw:end-shape="id30" draw:end-glue-point="7" svg:d="M6895 2815l455-455" svg:viewBox="0 0 456 456">
          <text:p/>
        </draw:connector>
        <draw:connector draw:style-name="gr2" draw:text-style-name="P2" draw:layer="layout" draw:type="line" svg:x1="6.56cm" svg:y1="1.98cm" svg:x2="6.715cm" svg:y2="1.725cm" draw:start-shape="id29" draw:start-glue-point="11" draw:end-shape="id31" draw:end-glue-point="7" svg:d="M6560 1980l155-255" svg:viewBox="0 0 156 256">
          <text:p/>
        </draw:connector>
        <draw:connector draw:style-name="gr2" draw:text-style-name="P2" draw:layer="layout" draw:type="line" svg:x1="7.53cm" svg:y1="2.18cm" svg:x2="7.685cm" svg:y2="1.925cm" draw:start-shape="id30" draw:start-glue-point="11" draw:end-shape="id32" draw:end-glue-point="7" svg:d="M7530 2180l155-255" svg:viewBox="0 0 156 256">
          <text:p/>
        </draw:connector>
        <draw:connector draw:style-name="gr2" draw:text-style-name="P2" draw:layer="layout" draw:type="line" svg:x1="7.865cm" svg:y1="3.015cm" svg:x2="8.02cm" svg:y2="2.36cm" draw:start-shape="id26" draw:start-glue-point="11" draw:end-shape="id33" draw:end-glue-point="7" svg:d="M7865 3015l155-655" svg:viewBox="0 0 156 656">
          <text:p/>
        </draw:connector>
        <draw:connector draw:style-name="gr2" draw:text-style-name="P2" draw:layer="layout" draw:type="line" svg:x1="8.2cm" svg:y1="2.18cm" svg:x2="8.655cm" svg:y2="1.725cm" draw:start-shape="id33" draw:start-glue-point="11" draw:end-shape="id34" draw:end-glue-point="7" svg:d="M8200 2180l455-455" svg:viewBox="0 0 456 456">
          <text:p/>
        </draw:connector>
        <draw:connector draw:style-name="gr2" draw:text-style-name="P2" draw:layer="layout" draw:type="line" svg:x1="8.2cm" svg:y1="3.45cm" svg:x2="8.655cm" svg:y2="2.995cm" draw:start-shape="id25" draw:start-glue-point="11" draw:end-shape="id35" draw:end-glue-point="7" svg:d="M8200 3450l455-455" svg:viewBox="0 0 456 456">
          <text:p/>
        </draw:connector>
        <draw:connector draw:style-name="gr2" draw:text-style-name="P2" draw:layer="layout" draw:type="line" svg:x1="8.835cm" svg:y1="2.815cm" svg:x2="8.99cm" svg:y2="2.16cm" draw:start-shape="id35" draw:start-glue-point="11" draw:end-shape="id36" draw:end-glue-point="7" svg:d="M8835 2815l155-655" svg:viewBox="0 0 156 656">
          <text:p/>
        </draw:connector>
        <draw:connector draw:style-name="gr2" draw:text-style-name="P2" draw:layer="layout" draw:type="line" svg:x1="9.17cm" svg:y1="1.98cm" svg:x2="9.325cm" svg:y2="1.725cm" draw:start-shape="id36" draw:start-glue-point="11" draw:end-shape="id37" draw:end-glue-point="7" svg:d="M9170 1980l155-255" svg:viewBox="0 0 156 256">
          <text:p/>
        </draw:connector>
        <draw:connector draw:style-name="gr2" draw:text-style-name="P2" draw:layer="layout" draw:type="line" svg:x1="8.835cm" svg:y1="4.085cm" svg:x2="8.99cm" svg:y2="3.43cm" draw:start-shape="id24" draw:start-glue-point="11" draw:end-shape="id38" draw:end-glue-point="7" svg:d="M8835 4085l155-655" svg:viewBox="0 0 156 656">
          <text:p/>
        </draw:connector>
        <draw:connector draw:style-name="gr2" draw:text-style-name="P2" draw:layer="layout" draw:type="line" svg:x1="9.17cm" svg:y1="3.25cm" svg:x2="9.325cm" svg:y2="2.995cm" draw:start-shape="id38" draw:start-glue-point="11" draw:end-shape="id39" draw:end-glue-point="7" svg:d="M9170 3250l155-255" svg:viewBox="0 0 156 256">
          <text:p/>
        </draw:connector>
        <draw:connector draw:style-name="gr2" draw:text-style-name="P2" draw:layer="layout" draw:type="line" svg:x1="9.505cm" svg:y1="2.815cm" svg:x2="9.96cm" svg:y2="2.36cm" draw:start-shape="id39" draw:start-glue-point="11" draw:end-shape="id40" draw:end-glue-point="7" svg:d="M9505 2815l455-455" svg:viewBox="0 0 456 456">
          <text:p/>
        </draw:connector>
        <draw:connector draw:style-name="gr2" draw:text-style-name="P2" draw:layer="layout" draw:type="line" svg:x1="10.14cm" svg:y1="2.18cm" svg:x2="10.295cm" svg:y2="1.925cm" draw:start-shape="id40" draw:start-glue-point="11" draw:end-shape="id41" draw:end-glue-point="7" svg:d="M10140 2180l155-255" svg:viewBox="0 0 156 256">
          <text:p/>
        </draw:connector>
        <draw:connector draw:style-name="gr2" draw:text-style-name="P2" draw:layer="layout" draw:type="line" svg:x1="7.53cm" svg:y1="8.53cm" svg:x2="7.685cm" svg:y2="8.275cm" draw:start-shape="id42" draw:start-glue-point="11" draw:end-shape="id43" draw:end-glue-point="7" svg:d="M7530 8530l155-255" svg:viewBox="0 0 156 256">
          <text:p/>
        </draw:connector>
        <draw:connector draw:style-name="gr2" draw:text-style-name="P2" draw:layer="layout" draw:type="line" svg:x1="7.865cm" svg:y1="8.095cm" svg:x2="8.02cm" svg:y2="7.44cm" draw:start-shape="id43" draw:start-glue-point="11" draw:end-shape="id44" draw:end-glue-point="7" svg:d="M7865 8095l155-655" svg:viewBox="0 0 156 656">
          <text:p/>
        </draw:connector>
        <draw:connector draw:style-name="gr2" draw:text-style-name="P2" draw:layer="layout" draw:type="line" svg:x1="8.2cm" svg:y1="7.26cm" svg:x2="8.655cm" svg:y2="6.805cm" draw:start-shape="id44" draw:start-glue-point="11" draw:end-shape="id45" draw:end-glue-point="7" svg:d="M8200 7260l455-455" svg:viewBox="0 0 456 456">
          <text:p/>
        </draw:connector>
        <draw:connector draw:style-name="gr2" draw:text-style-name="P2" draw:layer="layout" draw:type="line" svg:x1="8.835cm" svg:y1="6.625cm" svg:x2="8.99cm" svg:y2="5.97cm" draw:start-shape="id45" draw:start-glue-point="11" draw:end-shape="id46" draw:end-glue-point="7" svg:d="M8835 6625l155-655" svg:viewBox="0 0 156 656">
          <text:p/>
        </draw:connector>
        <draw:connector draw:style-name="gr2" draw:text-style-name="P2" draw:layer="layout" draw:type="line" svg:x1="8.2cm" svg:y1="8.53cm" svg:x2="8.655cm" svg:y2="8.075cm" draw:start-shape="id47" draw:start-glue-point="11" draw:end-shape="id48" draw:end-glue-point="7" svg:d="M8200 8530l455-455" svg:viewBox="0 0 456 456">
          <text:p/>
        </draw:connector>
        <draw:connector draw:style-name="gr2" draw:text-style-name="P2" draw:layer="layout" draw:type="line" svg:x1="8.835cm" svg:y1="7.895cm" svg:x2="8.99cm" svg:y2="7.24cm" draw:start-shape="id48" draw:start-glue-point="11" draw:end-shape="id49" draw:end-glue-point="7" svg:d="M8835 7895l155-655" svg:viewBox="0 0 156 656">
          <text:p/>
        </draw:connector>
        <draw:connector draw:style-name="gr2" draw:text-style-name="P2" draw:layer="layout" draw:type="line" svg:x1="9.17cm" svg:y1="7.06cm" svg:x2="9.325cm" svg:y2="6.805cm" draw:start-shape="id49" draw:start-glue-point="11" draw:end-shape="id50" draw:end-glue-point="7" svg:d="M9170 7060l155-255" svg:viewBox="0 0 156 256">
          <text:p/>
        </draw:connector>
        <draw:connector draw:style-name="gr2" draw:text-style-name="P2" draw:layer="layout" draw:type="line" svg:x1="9.505cm" svg:y1="6.625cm" svg:x2="9.96cm" svg:y2="6.17cm" draw:start-shape="id50" draw:start-glue-point="11" draw:end-shape="id51" draw:end-glue-point="7" svg:d="M9505 6625l455-455" svg:viewBox="0 0 456 456">
          <text:p/>
        </draw:connector>
        <draw:connector draw:style-name="gr2" draw:text-style-name="P2" draw:layer="layout" draw:type="line" svg:x1="9.17cm" svg:y1="8.33cm" svg:x2="9.325cm" svg:y2="8.075cm" draw:start-shape="id52" draw:start-glue-point="11" draw:end-shape="id53" draw:end-glue-point="7" svg:d="M9170 8330l155-255" svg:viewBox="0 0 156 256">
          <text:p/>
        </draw:connector>
        <draw:connector draw:style-name="gr2" draw:text-style-name="P2" draw:layer="layout" draw:type="line" svg:x1="9.505cm" svg:y1="7.895cm" svg:x2="9.96cm" svg:y2="7.44cm" draw:start-shape="id53" draw:start-glue-point="11" draw:end-shape="id54" draw:end-glue-point="7" svg:d="M9505 7895l455-455" svg:viewBox="0 0 456 456">
          <text:p/>
        </draw:connector>
        <draw:connector draw:style-name="gr2" draw:text-style-name="P2" draw:layer="layout" draw:type="line" svg:x1="10.14cm" svg:y1="7.26cm" svg:x2="10.295cm" svg:y2="7.005cm" draw:start-shape="id54" draw:start-glue-point="11" draw:end-shape="id55" draw:end-glue-point="7" svg:d="M10140 7260l155-255" svg:viewBox="0 0 156 256">
          <text:p/>
        </draw:connector>
        <draw:connector draw:style-name="gr2" draw:text-style-name="P2" draw:layer="layout" draw:type="line" svg:x1="10.475cm" svg:y1="6.825cm" svg:x2="10.63cm" svg:y2="6.17cm" draw:start-shape="id55" draw:start-glue-point="11" draw:end-shape="id56" draw:end-glue-point="7" svg:d="M10475 6825l155-655" svg:viewBox="0 0 156 656">
          <text:p/>
        </draw:connector>
        <draw:connector draw:style-name="gr2" draw:text-style-name="P2" draw:layer="layout" draw:type="line" svg:x1="10.14cm" svg:y1="8.53cm" svg:x2="10.295cm" svg:y2="8.275cm" draw:start-shape="id57" draw:start-glue-point="11" draw:end-shape="id58" draw:end-glue-point="7" svg:d="M10140 8530l155-255" svg:viewBox="0 0 156 256">
          <text:p/>
        </draw:connector>
        <draw:connector draw:style-name="gr2" draw:text-style-name="P2" draw:layer="layout" draw:type="line" svg:x1="10.475cm" svg:y1="8.095cm" svg:x2="10.63cm" svg:y2="7.44cm" draw:start-shape="id58" draw:start-glue-point="11" draw:end-shape="id59" draw:end-glue-point="7" svg:d="M10475 8095l155-655" svg:viewBox="0 0 156 656">
          <text:p/>
        </draw:connector>
        <draw:connector draw:style-name="gr2" draw:text-style-name="P2" draw:layer="layout" draw:type="line" svg:x1="10.81cm" svg:y1="7.26cm" svg:x2="11.265cm" svg:y2="6.805cm" draw:start-shape="id59" draw:start-glue-point="11" draw:end-shape="id60" draw:end-glue-point="7" svg:d="M10810 7260l455-455" svg:viewBox="0 0 456 456">
          <text:p/>
        </draw:connector>
        <draw:connector draw:style-name="gr2" draw:text-style-name="P2" draw:layer="layout" draw:type="line" svg:x1="10.81cm" svg:y1="8.53cm" svg:x2="11.265cm" svg:y2="8.075cm" draw:start-shape="id61" draw:start-glue-point="11" draw:end-shape="id62" draw:end-glue-point="7" svg:d="M10810 8530l455-455" svg:viewBox="0 0 456 456">
          <text:p/>
        </draw:connector>
        <draw:connector draw:style-name="gr2" draw:text-style-name="P2" draw:layer="layout" draw:type="line" svg:x1="11.445cm" svg:y1="7.895cm" svg:x2="11.6cm" svg:y2="7.24cm" draw:start-shape="id62" draw:start-glue-point="11" draw:end-shape="id63" draw:end-glue-point="7" svg:d="M11445 7895l155-655" svg:viewBox="0 0 156 656">
          <text:p/>
        </draw:connector>
        <draw:connector draw:style-name="gr2" draw:text-style-name="P2" draw:layer="layout" draw:type="line" svg:x1="9.17cm" svg:y1="5.79cm" svg:x2="9.325cm" svg:y2="5.535cm" draw:start-shape="id46" draw:start-glue-point="11" draw:end-shape="id64" draw:end-glue-point="7" svg:d="M9170 5790l155-255" svg:viewBox="0 0 156 256">
          <text:p/>
        </draw:connector>
        <draw:connector draw:style-name="gr2" draw:text-style-name="P2" draw:layer="layout" draw:type="line" svg:x1="9.505cm" svg:y1="5.355cm" svg:x2="9.96cm" svg:y2="4.9cm" draw:start-shape="id64" draw:start-glue-point="11" draw:end-shape="id65" draw:end-glue-point="7" svg:d="M9505 5355l455-455" svg:viewBox="0 0 456 456">
          <text:p/>
        </draw:connector>
        <draw:connector draw:style-name="gr2" draw:text-style-name="P2" draw:layer="layout" draw:type="line" svg:x1="10.14cm" svg:y1="4.72cm" svg:x2="10.295cm" svg:y2="4.465cm" draw:start-shape="id65" draw:start-glue-point="11" draw:end-shape="id66" draw:end-glue-point="7" svg:d="M10140 4720l155-255" svg:viewBox="0 0 156 256">
          <text:p/>
        </draw:connector>
        <draw:connector draw:style-name="gr2" draw:text-style-name="P2" draw:layer="layout" draw:type="line" svg:x1="10.475cm" svg:y1="4.285cm" svg:x2="10.63cm" svg:y2="3.63cm" draw:start-shape="id66" draw:start-glue-point="11" draw:end-shape="id67" draw:end-glue-point="7" svg:d="M10475 4285l155-655" svg:viewBox="0 0 156 656">
          <text:p/>
        </draw:connector>
        <draw:connector draw:style-name="gr2" draw:text-style-name="P2" draw:layer="layout" draw:type="line" svg:x1="10.81cm" svg:y1="3.45cm" svg:x2="11.265cm" svg:y2="2.995cm" draw:start-shape="id67" draw:start-glue-point="11" draw:end-shape="id68" draw:end-glue-point="7" svg:d="M10810 3450l455-455" svg:viewBox="0 0 456 456">
          <text:p/>
        </draw:connector>
        <draw:connector draw:style-name="gr2" draw:text-style-name="P2" draw:layer="layout" draw:type="line" svg:x1="9.17cm" svg:y1="4.52cm" svg:x2="9.325cm" svg:y2="4.265cm" draw:start-shape="id7" draw:start-glue-point="11" draw:end-shape="id69" draw:end-glue-point="7" svg:d="M9170 4520l155-255" svg:viewBox="0 0 156 256">
          <text:p/>
        </draw:connector>
        <draw:connector draw:style-name="gr2" draw:text-style-name="P2" draw:layer="layout" draw:type="line" svg:x1="9.505cm" svg:y1="4.085cm" svg:x2="9.96cm" svg:y2="3.63cm" draw:start-shape="id69" draw:start-glue-point="11" draw:end-shape="id70" draw:end-glue-point="7" svg:d="M9505 4085l455-455" svg:viewBox="0 0 456 456">
          <text:p/>
        </draw:connector>
        <draw:connector draw:style-name="gr2" draw:text-style-name="P2" draw:layer="layout" draw:type="line" svg:x1="10.14cm" svg:y1="3.45cm" svg:x2="10.295cm" svg:y2="3.195cm" draw:start-shape="id70" draw:start-glue-point="11" draw:end-shape="id71" draw:end-glue-point="7" svg:d="M10140 3450l155-255" svg:viewBox="0 0 156 256">
          <text:p/>
        </draw:connector>
        <draw:connector draw:style-name="gr2" draw:text-style-name="P2" draw:layer="layout" draw:type="line" svg:x1="10.14cm" svg:y1="5.99cm" svg:x2="10.295cm" svg:y2="5.735cm" draw:start-shape="id51" draw:start-glue-point="11" draw:end-shape="id72" draw:end-glue-point="7" svg:d="M10140 5990l155-255" svg:viewBox="0 0 156 256">
          <text:p/>
        </draw:connector>
        <draw:connector draw:style-name="gr2" draw:text-style-name="P2" draw:layer="layout" draw:type="line" svg:x1="10.475cm" svg:y1="5.555cm" svg:x2="10.63cm" svg:y2="4.9cm" draw:start-shape="id72" draw:start-glue-point="11" draw:end-shape="id73" draw:end-glue-point="7" svg:d="M10475 5555l155-655" svg:viewBox="0 0 156 656">
          <text:p/>
        </draw:connector>
        <draw:connector draw:style-name="gr2" draw:text-style-name="P2" draw:layer="layout" draw:type="line" svg:x1="10.81cm" svg:y1="4.72cm" svg:x2="11.265cm" svg:y2="4.265cm" draw:start-shape="id73" draw:start-glue-point="11" draw:end-shape="id74" draw:end-glue-point="7" svg:d="M10810 4720l455-455" svg:viewBox="0 0 456 456">
          <text:p/>
        </draw:connector>
        <draw:connector draw:style-name="gr2" draw:text-style-name="P2" draw:layer="layout" draw:type="line" svg:x1="11.445cm" svg:y1="4.085cm" svg:x2="11.6cm" svg:y2="3.43cm" draw:start-shape="id74" draw:start-glue-point="11" draw:end-shape="id75" draw:end-glue-point="7" svg:d="M11445 4085l155-655" svg:viewBox="0 0 156 656">
          <text:p/>
        </draw:connector>
        <draw:connector draw:style-name="gr2" draw:text-style-name="P2" draw:layer="layout" draw:type="line" svg:x1="11.78cm" svg:y1="3.25cm" svg:x2="11.935cm" svg:y2="2.995cm" draw:start-shape="id75" draw:start-glue-point="11" draw:end-shape="id76" draw:end-glue-point="7" svg:d="M11780 3250l155-255" svg:viewBox="0 0 156 256">
          <text:p/>
        </draw:connector>
        <draw:connector draw:style-name="gr2" draw:text-style-name="P2" draw:layer="layout" draw:type="line" svg:x1="10.81cm" svg:y1="5.99cm" svg:x2="11.265cm" svg:y2="5.535cm" draw:start-shape="id56" draw:start-glue-point="11" draw:end-shape="id77" draw:end-glue-point="7" svg:d="M10810 5990l455-455" svg:viewBox="0 0 456 456">
          <text:p/>
        </draw:connector>
        <draw:connector draw:style-name="gr2" draw:text-style-name="P2" draw:layer="layout" draw:type="line" svg:x1="11.445cm" svg:y1="5.355cm" svg:x2="11.6cm" svg:y2="4.7cm" draw:start-shape="id77" draw:start-glue-point="11" draw:end-shape="id78" draw:end-glue-point="7" svg:d="M11445 5355l155-655" svg:viewBox="0 0 156 656">
          <text:p/>
        </draw:connector>
        <draw:connector draw:style-name="gr2" draw:text-style-name="P2" draw:layer="layout" draw:type="line" svg:x1="11.78cm" svg:y1="4.52cm" svg:x2="11.935cm" svg:y2="4.265cm" draw:start-shape="id78" draw:start-glue-point="11" draw:end-shape="id79" draw:end-glue-point="7" svg:d="M11780 4520l155-255" svg:viewBox="0 0 156 256">
          <text:p/>
        </draw:connector>
        <draw:connector draw:style-name="gr2" draw:text-style-name="P2" draw:layer="layout" draw:type="line" svg:x1="12.115cm" svg:y1="4.085cm" svg:x2="12.57cm" svg:y2="3.63cm" draw:start-shape="id79" draw:start-glue-point="11" draw:end-shape="id80" draw:end-glue-point="7" svg:d="M12115 4085l455-455" svg:viewBox="0 0 456 456">
          <text:p/>
        </draw:connector>
        <draw:connector draw:style-name="gr2" draw:text-style-name="P2" draw:layer="layout" draw:type="line" svg:x1="12.75cm" svg:y1="3.45cm" svg:x2="12.905cm" svg:y2="3.195cm" draw:start-shape="id80" draw:start-glue-point="11" draw:end-shape="id81" draw:end-glue-point="7" svg:d="M12750 3450l155-255" svg:viewBox="0 0 156 256">
          <text:p/>
        </draw:connector>
        <draw:connector draw:style-name="gr2" draw:text-style-name="P2" draw:layer="layout" draw:type="line" svg:x1="11.445cm" svg:y1="6.625cm" svg:x2="11.6cm" svg:y2="5.97cm" draw:start-shape="id60" draw:start-glue-point="11" draw:end-shape="id82" draw:end-glue-point="7" svg:d="M11445 6625l155-655" svg:viewBox="0 0 156 656">
          <text:p/>
        </draw:connector>
        <draw:connector draw:style-name="gr2" draw:text-style-name="P2" draw:layer="layout" draw:type="line" svg:x1="11.78cm" svg:y1="5.79cm" svg:x2="11.935cm" svg:y2="5.535cm" draw:start-shape="id82" draw:start-glue-point="11" draw:end-shape="id83" draw:end-glue-point="7" svg:d="M11780 5790l155-255" svg:viewBox="0 0 156 256">
          <text:p/>
        </draw:connector>
        <draw:connector draw:style-name="gr2" draw:text-style-name="P2" draw:layer="layout" draw:type="line" svg:x1="12.115cm" svg:y1="5.355cm" svg:x2="12.57cm" svg:y2="4.9cm" draw:start-shape="id83" draw:start-glue-point="11" draw:end-shape="id84" draw:end-glue-point="7" svg:d="M12115 5355l455-455" svg:viewBox="0 0 456 456">
          <text:p/>
        </draw:connector>
        <draw:connector draw:style-name="gr2" draw:text-style-name="P2" draw:layer="layout" draw:type="line" svg:x1="12.75cm" svg:y1="4.72cm" svg:x2="12.905cm" svg:y2="4.465cm" draw:start-shape="id84" draw:start-glue-point="11" draw:end-shape="id85" draw:end-glue-point="7" svg:d="M12750 4720l155-255" svg:viewBox="0 0 156 256">
          <text:p/>
        </draw:connector>
        <draw:connector draw:style-name="gr2" draw:text-style-name="P2" draw:layer="layout" draw:type="line" svg:x1="13.085cm" svg:y1="4.285cm" svg:x2="13.24cm" svg:y2="3.63cm" draw:start-shape="id85" draw:start-glue-point="11" draw:end-shape="id86" draw:end-glue-point="7" svg:d="M13085 4285l155-655" svg:viewBox="0 0 156 656">
          <text:p/>
        </draw:connector>
        <draw:connector draw:style-name="gr2" draw:text-style-name="P2" draw:layer="layout" draw:type="line" svg:x1="11.78cm" svg:y1="7.06cm" svg:x2="11.935cm" svg:y2="6.805cm" draw:start-shape="id63" draw:start-glue-point="11" draw:end-shape="id87" draw:end-glue-point="7" svg:d="M11780 7060l155-255" svg:viewBox="0 0 156 256">
          <text:p/>
        </draw:connector>
        <draw:connector draw:style-name="gr2" draw:text-style-name="P2" draw:layer="layout" draw:type="line" svg:x1="12.115cm" svg:y1="6.625cm" svg:x2="12.57cm" svg:y2="6.17cm" draw:start-shape="id87" draw:start-glue-point="11" draw:end-shape="id88" draw:end-glue-point="7" svg:d="M12115 6625l455-455" svg:viewBox="0 0 456 456">
          <text:p/>
        </draw:connector>
        <draw:connector draw:style-name="gr2" draw:text-style-name="P2" draw:layer="layout" draw:type="line" svg:x1="12.75cm" svg:y1="5.99cm" svg:x2="12.905cm" svg:y2="5.735cm" draw:start-shape="id88" draw:start-glue-point="11" draw:end-shape="id89" draw:end-glue-point="7" svg:d="M12750 5990l155-255" svg:viewBox="0 0 156 256">
          <text:p/>
        </draw:connector>
        <draw:connector draw:style-name="gr2" draw:text-style-name="P2" draw:layer="layout" draw:type="line" svg:x1="13.085cm" svg:y1="5.555cm" svg:x2="13.24cm" svg:y2="4.9cm" draw:start-shape="id89" draw:start-glue-point="11" draw:end-shape="id90" draw:end-glue-point="7" svg:d="M13085 5555l155-655" svg:viewBox="0 0 156 656">
          <text:p/>
        </draw:connector>
        <draw:connector draw:style-name="gr2" draw:text-style-name="P2" draw:layer="layout" draw:type="line" svg:x1="13.42cm" svg:y1="4.72cm" svg:x2="13.875cm" svg:y2="4.265cm" draw:start-shape="id90" draw:start-glue-point="11" draw:end-shape="id91" draw:end-glue-point="7" svg:d="M13420 4720l455-455" svg:viewBox="0 0 456 456">
          <text:p/>
        </draw:connector>
        <draw:connector draw:style-name="gr2" draw:text-style-name="P2" draw:layer="layout" draw:type="line" svg:x1="11.78cm" svg:y1="8.33cm" svg:x2="11.935cm" svg:y2="8.075cm" draw:start-shape="id92" draw:start-glue-point="11" draw:end-shape="id93" draw:end-glue-point="7" svg:d="M11780 8330l155-255" svg:viewBox="0 0 156 256">
          <text:p/>
        </draw:connector>
        <draw:connector draw:style-name="gr2" draw:text-style-name="P2" draw:layer="layout" draw:type="line" svg:x1="12.115cm" svg:y1="7.895cm" svg:x2="12.57cm" svg:y2="7.44cm" draw:start-shape="id93" draw:start-glue-point="11" draw:end-shape="id94" draw:end-glue-point="7" svg:d="M12115 7895l455-455" svg:viewBox="0 0 456 456">
          <text:p/>
        </draw:connector>
        <draw:connector draw:style-name="gr2" draw:text-style-name="P2" draw:layer="layout" draw:type="line" svg:x1="12.75cm" svg:y1="7.26cm" svg:x2="12.905cm" svg:y2="7.005cm" draw:start-shape="id94" draw:start-glue-point="11" draw:end-shape="id95" draw:end-glue-point="7" svg:d="M12750 7260l155-255" svg:viewBox="0 0 156 256">
          <text:p/>
        </draw:connector>
        <draw:connector draw:style-name="gr2" draw:text-style-name="P2" draw:layer="layout" draw:type="line" svg:x1="13.085cm" svg:y1="6.825cm" svg:x2="13.24cm" svg:y2="6.17cm" draw:start-shape="id95" draw:start-glue-point="11" draw:end-shape="id96" draw:end-glue-point="7" svg:d="M13085 6825l155-655" svg:viewBox="0 0 156 656">
          <text:p/>
        </draw:connector>
        <draw:connector draw:style-name="gr2" draw:text-style-name="P2" draw:layer="layout" draw:type="line" svg:x1="12.75cm" svg:y1="8.53cm" svg:x2="12.905cm" svg:y2="8.275cm" draw:start-shape="id97" draw:start-glue-point="11" draw:end-shape="id98" draw:end-glue-point="7" svg:d="M12750 8530l155-255" svg:viewBox="0 0 156 256">
          <text:p/>
        </draw:connector>
        <draw:connector draw:style-name="gr2" draw:text-style-name="P2" draw:layer="layout" draw:type="line" svg:x1="13.085cm" svg:y1="8.095cm" svg:x2="13.24cm" svg:y2="7.44cm" draw:start-shape="id98" draw:start-glue-point="11" draw:end-shape="id99" draw:end-glue-point="7" svg:d="M13085 8095l155-655" svg:viewBox="0 0 156 656">
          <text:p/>
        </draw:connector>
        <draw:connector draw:style-name="gr2" draw:text-style-name="P2" draw:layer="layout" draw:type="line" svg:x1="13.42cm" svg:y1="7.26cm" svg:x2="13.875cm" svg:y2="6.805cm" draw:start-shape="id99" draw:start-glue-point="11" draw:end-shape="id100" draw:end-glue-point="7" svg:d="M13420 7260l455-455" svg:viewBox="0 0 456 456">
          <text:p/>
        </draw:connector>
        <draw:connector draw:style-name="gr2" draw:text-style-name="P2" draw:layer="layout" draw:type="line" svg:x1="13.42cm" svg:y1="8.53cm" svg:x2="13.875cm" svg:y2="8.075cm" draw:start-shape="id101" draw:start-glue-point="11" draw:end-shape="id102" draw:end-glue-point="7" svg:d="M13420 8530l455-455" svg:viewBox="0 0 456 456">
          <text:p/>
        </draw:connector>
        <draw:connector draw:style-name="gr2" draw:text-style-name="P2" draw:layer="layout" draw:type="line" svg:x1="14.055cm" svg:y1="7.895cm" svg:x2="14.21cm" svg:y2="7.24cm" draw:start-shape="id102" draw:start-glue-point="11" draw:end-shape="id103" draw:end-glue-point="7" svg:d="M14055 7895l155-655" svg:viewBox="0 0 156 656">
          <text:p/>
        </draw:connector>
        <draw:connector draw:style-name="gr2" draw:text-style-name="P2" draw:layer="layout" draw:type="line" svg:x1="14.39cm" svg:y1="8.33cm" svg:x2="14.545cm" svg:y2="8.075cm" draw:start-shape="id104" draw:start-glue-point="11" draw:end-shape="id105" draw:end-glue-point="7" svg:d="M14390 8330l155-255" svg:viewBox="0 0 156 256">
          <text:p/>
        </draw:connector>
        <draw:connector draw:style-name="gr2" draw:text-style-name="P2" draw:layer="layout" draw:type="line" svg:x1="14.725cm" svg:y1="7.895cm" svg:x2="15.18cm" svg:y2="7.44cm" draw:start-shape="id105" draw:start-glue-point="11" draw:end-shape="id106" draw:end-glue-point="7" svg:d="M14725 7895l455-455" svg:viewBox="0 0 456 456">
          <text:p/>
        </draw:connector>
        <draw:connector draw:style-name="gr2" draw:text-style-name="P2" draw:layer="layout" draw:type="line" svg:x1="15.36cm" svg:y1="7.26cm" svg:x2="15.515cm" svg:y2="7.005cm" draw:start-shape="id106" draw:start-glue-point="11" draw:end-shape="id107" draw:end-glue-point="7" svg:d="M15360 7260l155-255" svg:viewBox="0 0 156 256">
          <text:p/>
        </draw:connector>
        <draw:connector draw:style-name="gr2" draw:text-style-name="P2" draw:layer="layout" draw:type="line" svg:x1="15.695cm" svg:y1="6.825cm" svg:x2="15.85cm" svg:y2="6.17cm" draw:start-shape="id107" draw:start-glue-point="11" draw:end-shape="id108" draw:end-glue-point="7" svg:d="M15695 6825l155-655" svg:viewBox="0 0 156 656">
          <text:p/>
        </draw:connector>
        <draw:connector draw:style-name="gr2" draw:text-style-name="P2" draw:layer="layout" draw:type="line" svg:x1="16.03cm" svg:y1="5.99cm" svg:x2="16.485cm" svg:y2="5.535cm" draw:start-shape="id108" draw:start-glue-point="11" draw:end-shape="id109" draw:end-glue-point="7" svg:d="M16030 5990l455-455" svg:viewBox="0 0 456 456">
          <text:p/>
        </draw:connector>
        <draw:connector draw:style-name="gr2" draw:text-style-name="P2" draw:layer="layout" draw:type="line" svg:x1="16.665cm" svg:y1="5.355cm" svg:x2="16.82cm" svg:y2="4.7cm" draw:start-shape="id109" draw:start-glue-point="11" draw:end-shape="id110" draw:end-glue-point="7" svg:d="M16665 5355l155-655" svg:viewBox="0 0 156 656">
          <text:p/>
        </draw:connector>
        <draw:connector draw:style-name="gr2" draw:text-style-name="P2" draw:layer="layout" draw:type="line" svg:x1="15.36cm" svg:y1="8.53cm" svg:x2="15.515cm" svg:y2="8.275cm" draw:start-shape="id111" draw:start-glue-point="11" draw:end-shape="id112" draw:end-glue-point="7" svg:d="M15360 8530l155-255" svg:viewBox="0 0 156 256">
          <text:p/>
        </draw:connector>
        <draw:connector draw:style-name="gr2" draw:text-style-name="P2" draw:layer="layout" draw:type="line" svg:x1="15.695cm" svg:y1="8.095cm" svg:x2="15.85cm" svg:y2="7.44cm" draw:start-shape="id112" draw:start-glue-point="11" draw:end-shape="id113" draw:end-glue-point="7" svg:d="M15695 8095l155-655" svg:viewBox="0 0 156 656">
          <text:p/>
        </draw:connector>
        <draw:connector draw:style-name="gr2" draw:text-style-name="P2" draw:layer="layout" draw:type="line" svg:x1="16.03cm" svg:y1="7.26cm" svg:x2="16.485cm" svg:y2="6.805cm" draw:start-shape="id113" draw:start-glue-point="11" draw:end-shape="id114" draw:end-glue-point="7" svg:d="M16030 7260l455-455" svg:viewBox="0 0 456 456">
          <text:p/>
        </draw:connector>
        <draw:connector draw:style-name="gr2" draw:text-style-name="P2" draw:layer="layout" draw:type="line" svg:x1="16.665cm" svg:y1="6.625cm" svg:x2="16.82cm" svg:y2="5.97cm" draw:start-shape="id114" draw:start-glue-point="11" draw:end-shape="id115" draw:end-glue-point="7" svg:d="M16665 6625l155-655" svg:viewBox="0 0 156 656">
          <text:p/>
        </draw:connector>
        <draw:connector draw:style-name="gr2" draw:text-style-name="P2" draw:layer="layout" draw:type="line" svg:x1="16.03cm" svg:y1="8.53cm" svg:x2="16.485cm" svg:y2="8.075cm" draw:start-shape="id116" draw:start-glue-point="11" draw:end-shape="id117" draw:end-glue-point="7" svg:d="M16030 8530l455-455" svg:viewBox="0 0 456 456">
          <text:p/>
        </draw:connector>
        <draw:connector draw:style-name="gr2" draw:text-style-name="P2" draw:layer="layout" draw:type="line" svg:x1="16.665cm" svg:y1="7.895cm" svg:x2="16.82cm" svg:y2="7.24cm" draw:start-shape="id117" draw:start-glue-point="11" draw:end-shape="id118" draw:end-glue-point="7" svg:d="M16665 7895l155-655" svg:viewBox="0 0 156 656">
          <text:p/>
        </draw:connector>
        <draw:connector draw:style-name="gr2" draw:text-style-name="P2" draw:layer="layout" draw:type="line" svg:x1="14.39cm" svg:y1="7.06cm" svg:x2="14.545cm" svg:y2="6.805cm" draw:start-shape="id103" draw:start-glue-point="11" draw:end-shape="id119" draw:end-glue-point="7" svg:d="M14390 7060l155-255" svg:viewBox="0 0 156 256">
          <text:p/>
        </draw:connector>
        <draw:connector draw:style-name="gr2" draw:text-style-name="P2" draw:layer="layout" draw:type="line" svg:x1="14.725cm" svg:y1="6.625cm" svg:x2="15.18cm" svg:y2="6.17cm" draw:start-shape="id119" draw:start-glue-point="11" draw:end-shape="id120" draw:end-glue-point="7" svg:d="M14725 6625l455-455" svg:viewBox="0 0 456 456">
          <text:p/>
        </draw:connector>
        <draw:connector draw:style-name="gr2" draw:text-style-name="P2" draw:layer="layout" draw:type="line" svg:x1="15.36cm" svg:y1="5.99cm" svg:x2="15.515cm" svg:y2="5.735cm" draw:start-shape="id120" draw:start-glue-point="11" draw:end-shape="id121" draw:end-glue-point="7" svg:d="M15360 5990l155-255" svg:viewBox="0 0 156 256">
          <text:p/>
        </draw:connector>
        <draw:connector draw:style-name="gr2" draw:text-style-name="P2" draw:layer="layout" draw:type="line" svg:x1="15.85cm" svg:y1="4.9cm" svg:x2="15.695cm" svg:y2="5.555cm" draw:start-shape="id122" draw:start-glue-point="7" draw:end-shape="id121" draw:end-glue-point="11" svg:d="M15850 4900l-155 655" svg:viewBox="0 0 156 656">
          <text:p/>
        </draw:connector>
        <draw:connector draw:style-name="gr2" draw:text-style-name="P2" draw:layer="layout" draw:type="line" svg:x1="14.055cm" svg:y1="6.625cm" svg:x2="14.21cm" svg:y2="5.97cm" draw:start-shape="id100" draw:start-glue-point="11" draw:end-shape="id123" draw:end-glue-point="7" svg:d="M14055 6625l155-655" svg:viewBox="0 0 156 656">
          <text:p/>
        </draw:connector>
        <draw:connector draw:style-name="gr2" draw:text-style-name="P2" draw:layer="layout" draw:type="line" svg:x1="14.39cm" svg:y1="5.79cm" svg:x2="14.545cm" svg:y2="5.535cm" draw:start-shape="id123" draw:start-glue-point="11" draw:end-shape="id124" draw:end-glue-point="7" svg:d="M14390 5790l155-255" svg:viewBox="0 0 156 256">
          <text:p/>
        </draw:connector>
        <draw:connector draw:style-name="gr2" draw:text-style-name="P2" draw:layer="layout" draw:type="line" svg:x1="14.725cm" svg:y1="5.355cm" svg:x2="15.18cm" svg:y2="4.9cm" draw:start-shape="id124" draw:start-glue-point="11" draw:end-shape="id125" draw:end-glue-point="7" svg:d="M14725 5355l455-455" svg:viewBox="0 0 456 456">
          <text:p/>
        </draw:connector>
        <draw:connector draw:style-name="gr2" draw:text-style-name="P2" draw:layer="layout" draw:type="line" svg:x1="15.36cm" svg:y1="4.72cm" svg:x2="15.515cm" svg:y2="4.465cm" draw:start-shape="id125" draw:start-glue-point="11" draw:end-shape="id126" draw:end-glue-point="7" svg:d="M15360 4720l155-255" svg:viewBox="0 0 156 256">
          <text:p/>
        </draw:connector>
        <draw:connector draw:style-name="gr2" draw:text-style-name="P2" draw:layer="layout" draw:type="line" svg:x1="13.42cm" svg:y1="5.99cm" svg:x2="13.875cm" svg:y2="5.535cm" draw:start-shape="id96" draw:start-glue-point="11" draw:end-shape="id127" draw:end-glue-point="7" svg:d="M13420 5990l455-455" svg:viewBox="0 0 456 456">
          <text:p/>
        </draw:connector>
        <draw:connector draw:style-name="gr2" draw:text-style-name="P2" draw:layer="layout" draw:type="line" svg:x1="14.055cm" svg:y1="5.355cm" svg:x2="14.21cm" svg:y2="4.7cm" draw:start-shape="id127" draw:start-glue-point="11" draw:end-shape="id128" draw:end-glue-point="7" svg:d="M14055 5355l155-655" svg:viewBox="0 0 156 656">
          <text:p/>
        </draw:connector>
        <draw:connector draw:style-name="gr2" draw:text-style-name="P2" draw:layer="layout" draw:type="line" svg:x1="14.39cm" svg:y1="4.52cm" svg:x2="14.545cm" svg:y2="4.265cm" draw:start-shape="id128" draw:start-glue-point="11" draw:end-shape="id129" draw:end-glue-point="7" svg:d="M14390 4520l155-255" svg:viewBox="0 0 156 256">
          <text:p/>
        </draw:connector>
        <draw:connector draw:style-name="gr2" draw:text-style-name="P2" draw:layer="layout" draw:type="line" svg:x1="14.055cm" svg:y1="4.085cm" svg:x2="14.21cm" svg:y2="3.43cm" draw:start-shape="id91" draw:start-glue-point="11" draw:end-shape="id130" draw:end-glue-point="7" svg:d="M14055 4085l155-655" svg:viewBox="0 0 156 656">
          <text:p/>
        </draw:connector>
        <draw:connector draw:style-name="gr2" draw:text-style-name="P2" draw:layer="layout" draw:type="line" svg:x1="14.725cm" svg:y1="4.085cm" svg:x2="15.18cm" svg:y2="3.63cm" draw:start-shape="id129" draw:start-glue-point="11" draw:end-shape="id131" draw:end-glue-point="7" svg:d="M14725 4085l455-455" svg:viewBox="0 0 456 456">
          <text:p/>
        </draw:connector>
        <draw:connector draw:style-name="gr2" draw:text-style-name="P2" draw:layer="layout" draw:type="line" svg:x1="15.36cm" svg:y1="3.45cm" svg:x2="15.515cm" svg:y2="3.195cm" draw:start-shape="id131" draw:start-glue-point="11" draw:end-shape="id132" draw:end-glue-point="7" svg:d="M15360 3450l155-255" svg:viewBox="0 0 156 256">
          <text:p/>
        </draw:connector>
        <draw:connector draw:style-name="gr2" draw:text-style-name="P2" draw:layer="layout" draw:type="line" svg:x1="15.695cm" svg:y1="3.015cm" svg:x2="15.85cm" svg:y2="2.36cm" draw:start-shape="id132" draw:start-glue-point="11" draw:end-shape="id133" draw:end-glue-point="7" svg:d="M15695 3015l155-655" svg:viewBox="0 0 156 656">
          <text:p/>
        </draw:connector>
        <draw:connector draw:style-name="gr2" draw:text-style-name="P2" draw:layer="layout" draw:type="line" svg:x1="16.03cm" svg:y1="2.18cm" svg:x2="16.485cm" svg:y2="1.725cm" draw:start-shape="id133" draw:start-glue-point="11" draw:end-shape="id134" draw:end-glue-point="7" svg:d="M16030 2180l455-455" svg:viewBox="0 0 456 456">
          <text:p/>
        </draw:connector>
        <draw:connector draw:style-name="gr2" draw:text-style-name="P2" draw:layer="layout" draw:type="line" svg:x1="15.695cm" svg:y1="4.285cm" svg:x2="15.85cm" svg:y2="3.63cm" draw:start-shape="id126" draw:start-glue-point="11" draw:end-shape="id135" draw:end-glue-point="7" svg:d="M15695 4285l155-655" svg:viewBox="0 0 156 656">
          <text:p/>
        </draw:connector>
        <draw:connector draw:style-name="gr2" draw:text-style-name="P2" draw:layer="layout" draw:type="line" svg:x1="16.03cm" svg:y1="4.72cm" svg:x2="16.485cm" svg:y2="4.265cm" draw:start-shape="id122" draw:start-glue-point="11" draw:end-shape="id136" draw:end-glue-point="7" svg:d="M16030 4720l455-455" svg:viewBox="0 0 456 456">
          <text:p/>
        </draw:connector>
        <draw:connector draw:style-name="gr2" draw:text-style-name="P2" draw:layer="layout" draw:type="line" svg:x1="16.03cm" svg:y1="3.45cm" svg:x2="16.485cm" svg:y2="2.995cm" draw:start-shape="id135" draw:start-glue-point="11" draw:end-shape="id137" draw:end-glue-point="7" svg:d="M16030 3450l455-455" svg:viewBox="0 0 456 456">
          <text:p/>
        </draw:connector>
        <draw:connector draw:style-name="gr2" draw:text-style-name="P2" draw:layer="layout" draw:type="line" svg:x1="16.665cm" svg:y1="4.085cm" svg:x2="16.82cm" svg:y2="3.43cm" draw:start-shape="id136" draw:start-glue-point="11" draw:end-shape="id138" draw:end-glue-point="7" svg:d="M16665 4085l155-655" svg:viewBox="0 0 156 656">
          <text:p/>
        </draw:connector>
        <draw:connector draw:style-name="gr2" draw:text-style-name="P2" draw:layer="layout" draw:type="line" svg:x1="16.82cm" svg:y1="2.16cm" svg:x2="16.665cm" svg:y2="2.815cm" draw:start-shape="id139" draw:start-glue-point="7" draw:end-shape="id137" draw:end-glue-point="11" svg:d="M16820 2160l-155 655" svg:viewBox="0 0 156 656">
          <text:p/>
        </draw:connector>
        <draw:connector draw:style-name="gr2" draw:text-style-name="P2" draw:layer="layout" draw:type="line" svg:x1="15.515cm" svg:y1="1.925cm" svg:x2="15.36cm" svg:y2="2.18cm" draw:start-shape="id140" draw:start-glue-point="7" draw:end-shape="id141" draw:end-glue-point="11" svg:d="M15515 1925l-155 255" svg:viewBox="0 0 156 256">
          <text:p/>
        </draw:connector>
        <draw:connector draw:style-name="gr2" draw:text-style-name="P2" draw:layer="layout" draw:type="line" svg:x1="15.18cm" svg:y1="2.36cm" svg:x2="14.725cm" svg:y2="2.815cm" draw:start-shape="id141" draw:start-glue-point="7" draw:end-shape="id142" draw:end-glue-point="11" svg:d="M15180 2360l-455 455" svg:viewBox="0 0 456 456">
          <text:p/>
        </draw:connector>
        <draw:connector draw:style-name="gr2" draw:text-style-name="P2" draw:layer="layout" draw:type="line" svg:x1="14.545cm" svg:y1="2.995cm" svg:x2="14.39cm" svg:y2="3.25cm" draw:start-shape="id142" draw:start-glue-point="7" draw:end-shape="id130" draw:end-glue-point="11" svg:d="M14545 2995l-155 255" svg:viewBox="0 0 156 256">
          <text:p/>
        </draw:connector>
        <draw:connector draw:style-name="gr2" draw:text-style-name="P2" draw:layer="layout" draw:type="line" svg:x1="13.42cm" svg:y1="3.45cm" svg:x2="13.875cm" svg:y2="2.995cm" draw:start-shape="id86" draw:start-glue-point="11" draw:end-shape="id143" draw:end-glue-point="7" svg:d="M13420 3450l455-455" svg:viewBox="0 0 456 456">
          <text:p/>
        </draw:connector>
        <draw:connector draw:style-name="gr2" draw:text-style-name="P2" draw:layer="layout" draw:type="line" svg:x1="14.055cm" svg:y1="2.815cm" svg:x2="14.21cm" svg:y2="2.16cm" draw:start-shape="id143" draw:start-glue-point="11" draw:end-shape="id144" draw:end-glue-point="7" svg:d="M14055 2815l155-655" svg:viewBox="0 0 156 656">
          <text:p/>
        </draw:connector>
        <draw:connector draw:style-name="gr2" draw:text-style-name="P2" draw:layer="layout" draw:type="line" svg:x1="14.39cm" svg:y1="1.98cm" svg:x2="14.545cm" svg:y2="1.725cm" draw:start-shape="id144" draw:start-glue-point="11" draw:end-shape="id145" draw:end-glue-point="7" svg:d="M14390 1980l155-255" svg:viewBox="0 0 156 256">
          <text:p/>
        </draw:connector>
        <draw:connector draw:style-name="gr2" draw:text-style-name="P2" draw:layer="layout" draw:type="line" svg:x1="13.875cm" svg:y1="1.725cm" svg:x2="13.42cm" svg:y2="2.18cm" draw:start-shape="id146" draw:start-glue-point="7" draw:end-shape="id147" draw:end-glue-point="11" svg:d="M13875 1725l-455 455" svg:viewBox="0 0 456 456">
          <text:p/>
        </draw:connector>
        <draw:connector draw:style-name="gr2" draw:text-style-name="P2" draw:layer="layout" draw:type="line" svg:x1="13.24cm" svg:y1="2.36cm" svg:x2="13.085cm" svg:y2="3.015cm" draw:start-shape="id147" draw:start-glue-point="7" draw:end-shape="id81" draw:end-glue-point="11" svg:d="M13240 2360l-155 655" svg:viewBox="0 0 156 656">
          <text:p/>
        </draw:connector>
        <draw:connector draw:style-name="gr2" draw:text-style-name="P2" draw:layer="layout" draw:type="line" svg:x1="12.115cm" svg:y1="2.815cm" svg:x2="12.57cm" svg:y2="2.36cm" draw:start-shape="id76" draw:start-glue-point="11" draw:end-shape="id148" draw:end-glue-point="7" svg:d="M12115 2815l455-455" svg:viewBox="0 0 456 456">
          <text:p/>
        </draw:connector>
        <draw:connector draw:style-name="gr2" draw:text-style-name="P2" draw:layer="layout" draw:type="line" svg:x1="12.75cm" svg:y1="2.18cm" svg:x2="12.905cm" svg:y2="1.925cm" draw:start-shape="id148" draw:start-glue-point="11" draw:end-shape="id149" draw:end-glue-point="7" svg:d="M12750 2180l155-255" svg:viewBox="0 0 156 256">
          <text:p/>
        </draw:connector>
        <draw:connector draw:style-name="gr2" draw:text-style-name="P2" draw:layer="layout" draw:type="line" svg:x1="11.935cm" svg:y1="1.725cm" svg:x2="11.78cm" svg:y2="1.98cm" draw:start-shape="id150" draw:start-glue-point="7" draw:end-shape="id151" draw:end-glue-point="11" svg:d="M11935 1725l-155 255" svg:viewBox="0 0 156 256">
          <text:p/>
        </draw:connector>
        <draw:connector draw:style-name="gr2" draw:text-style-name="P2" draw:layer="layout" draw:type="line" svg:x1="10.475cm" svg:y1="3.015cm" svg:x2="10.63cm" svg:y2="2.36cm" draw:start-shape="id71" draw:start-glue-point="11" draw:end-shape="id152" draw:end-glue-point="7" svg:d="M10475 3015l155-655" svg:viewBox="0 0 156 656">
          <text:p/>
        </draw:connector>
        <draw:connector draw:style-name="gr2" draw:text-style-name="P2" draw:layer="layout" draw:type="line" svg:x1="10.81cm" svg:y1="2.18cm" svg:x2="11.265cm" svg:y2="1.725cm" draw:start-shape="id152" draw:start-glue-point="11" draw:end-shape="id153" draw:end-glue-point="7" svg:d="M10810 2180l455-455" svg:viewBox="0 0 456 456">
          <text:p/>
        </draw:connector>
        <draw:connector draw:style-name="gr2" draw:text-style-name="P2" draw:layer="layout" draw:type="line" svg:x1="11.445cm" svg:y1="2.815cm" svg:x2="11.6cm" svg:y2="2.16cm" draw:start-shape="id68" draw:start-glue-point="11" draw:end-shape="id151" draw:end-glue-point="7" svg:d="M11445 2815l155-655" svg:viewBox="0 0 156 656">
          <text:p/>
        </draw:connector>
        <draw:connector draw:style-name="gr3" draw:text-style-name="P2" draw:layer="layout" draw:type="line" svg:x1="6.225cm" svg:y1="1.725cm" svg:x2="6.38cm" svg:y2="1.98cm" draw:start-shape="id154" draw:start-glue-point="9" draw:end-shape="id29" draw:end-glue-point="5" svg:d="M6225 1725l155 255" svg:viewBox="0 0 156 256">
          <text:p/>
        </draw:connector>
        <draw:connector draw:style-name="gr3" draw:text-style-name="P2" draw:layer="layout" draw:type="line" svg:x1="6.56cm" svg:y1="2.16cm" svg:x2="6.715cm" svg:y2="2.815cm" draw:start-shape="id29" draw:start-glue-point="9" draw:end-shape="id27" draw:end-glue-point="5" svg:d="M6560 2160l155 655" svg:viewBox="0 0 156 656">
          <text:p/>
        </draw:connector>
        <draw:connector draw:style-name="gr3" draw:text-style-name="P2" draw:layer="layout" draw:type="line" svg:x1="6.895cm" svg:y1="2.995cm" svg:x2="7.35cm" svg:y2="3.45cm" draw:start-shape="id27" draw:start-glue-point="9" draw:end-shape="id22" draw:end-glue-point="5" svg:d="M6895 2995l455 455" svg:viewBox="0 0 456 456">
          <text:p/>
        </draw:connector>
        <draw:connector draw:style-name="gr3" draw:text-style-name="P2" draw:layer="layout" draw:type="line" svg:x1="6.225cm" svg:y1="2.995cm" svg:x2="6.38cm" svg:y2="3.25cm" draw:start-shape="id28" draw:start-glue-point="9" draw:end-shape="id20" draw:end-glue-point="5" svg:d="M6225 2995l155 255" svg:viewBox="0 0 156 256">
          <text:p/>
        </draw:connector>
        <draw:connector draw:style-name="gr3" draw:text-style-name="P2" draw:layer="layout" draw:type="line" svg:x1="6.56cm" svg:y1="3.43cm" svg:x2="6.715cm" svg:y2="4.085cm" draw:start-shape="id20" draw:start-glue-point="9" draw:end-shape="id21" draw:end-glue-point="5" svg:d="M6560 3430l155 655" svg:viewBox="0 0 156 656">
          <text:p/>
        </draw:connector>
        <draw:connector draw:style-name="gr3" draw:text-style-name="P2" draw:layer="layout" draw:type="line" svg:x1="6.895cm" svg:y1="1.725cm" svg:x2="7.35cm" svg:y2="2.18cm" draw:start-shape="id31" draw:start-glue-point="9" draw:end-shape="id30" draw:end-glue-point="5" svg:d="M6895 1725l455 455" svg:viewBox="0 0 456 456">
          <text:p/>
        </draw:connector>
        <draw:connector draw:style-name="gr3" draw:text-style-name="P2" draw:layer="layout" draw:type="line" svg:x1="7.53cm" svg:y1="2.36cm" svg:x2="7.685cm" svg:y2="3.015cm" draw:start-shape="id30" draw:start-glue-point="9" draw:end-shape="id26" draw:end-glue-point="5" svg:d="M7530 2360l155 655" svg:viewBox="0 0 156 656">
          <text:p/>
        </draw:connector>
        <draw:connector draw:style-name="gr3" draw:text-style-name="P2" draw:layer="layout" draw:type="line" svg:x1="7.865cm" svg:y1="3.195cm" svg:x2="8.02cm" svg:y2="3.45cm" draw:start-shape="id26" draw:start-glue-point="9" draw:end-shape="id25" draw:end-glue-point="5" svg:d="M7865 3195l155 255" svg:viewBox="0 0 156 256">
          <text:p/>
        </draw:connector>
        <draw:connector draw:style-name="gr3" draw:text-style-name="P2" draw:layer="layout" draw:type="line" svg:x1="7.865cm" svg:y1="1.925cm" svg:x2="8.02cm" svg:y2="2.18cm" draw:start-shape="id32" draw:start-glue-point="9" draw:end-shape="id33" draw:end-glue-point="5" svg:d="M7865 1925l155 255" svg:viewBox="0 0 156 256">
          <text:p/>
        </draw:connector>
        <draw:connector draw:style-name="gr3" draw:text-style-name="P2" draw:layer="layout" draw:type="line" svg:x1="8.2cm" svg:y1="2.36cm" svg:x2="8.655cm" svg:y2="2.815cm" draw:start-shape="id33" draw:start-glue-point="9" draw:end-shape="id35" draw:end-glue-point="5" svg:d="M8200 2360l455 455" svg:viewBox="0 0 456 456">
          <text:p/>
        </draw:connector>
        <draw:connector draw:style-name="gr3" draw:text-style-name="P2" draw:layer="layout" draw:type="line" svg:x1="8.835cm" svg:y1="2.995cm" svg:x2="8.99cm" svg:y2="3.25cm" draw:start-shape="id35" draw:start-glue-point="9" draw:end-shape="id38" draw:end-glue-point="5" svg:d="M8835 2995l155 255" svg:viewBox="0 0 156 256">
          <text:p/>
        </draw:connector>
        <draw:connector draw:style-name="gr3" draw:text-style-name="P2" draw:layer="layout" draw:type="line" svg:x1="8.835cm" svg:y1="1.725cm" svg:x2="8.99cm" svg:y2="1.98cm" draw:start-shape="id34" draw:start-glue-point="9" draw:end-shape="id36" draw:end-glue-point="5" svg:d="M8835 1725l155 255" svg:viewBox="0 0 156 256">
          <text:p/>
        </draw:connector>
        <draw:connector draw:style-name="gr3" draw:text-style-name="P2" draw:layer="layout" draw:type="line" svg:x1="9.17cm" svg:y1="2.16cm" svg:x2="9.325cm" svg:y2="2.815cm" draw:start-shape="id36" draw:start-glue-point="9" draw:end-shape="id39" draw:end-glue-point="5" svg:d="M9170 2160l155 655" svg:viewBox="0 0 156 656">
          <text:p/>
        </draw:connector>
        <draw:connector draw:style-name="gr3" draw:text-style-name="P2" draw:layer="layout" draw:type="line" svg:x1="7.53cm" svg:y1="3.63cm" svg:x2="7.685cm" svg:y2="4.285cm" draw:start-shape="id22" draw:start-glue-point="9" draw:end-shape="id23" draw:end-glue-point="5" svg:d="M7530 3630l155 655" svg:viewBox="0 0 156 656">
          <text:p/>
        </draw:connector>
        <draw:connector draw:style-name="gr3" draw:text-style-name="P2" draw:layer="layout" draw:type="line" svg:x1="6.895cm" svg:y1="4.265cm" svg:x2="7.35cm" svg:y2="4.72cm" draw:start-shape="id21" draw:start-glue-point="9" draw:end-shape="id16" draw:end-glue-point="5" svg:d="M6895 4265l455 455" svg:viewBox="0 0 456 456">
          <text:p/>
        </draw:connector>
        <draw:connector draw:style-name="gr3" draw:text-style-name="P2" draw:layer="layout" draw:type="line" svg:x1="6.225cm" svg:y1="4.265cm" svg:x2="6.38cm" svg:y2="4.52cm" draw:start-shape="id19" draw:start-glue-point="9" draw:end-shape="id18" draw:end-glue-point="5" svg:d="M6225 4265l155 255" svg:viewBox="0 0 156 256">
          <text:p/>
        </draw:connector>
        <draw:connector draw:style-name="gr3" draw:text-style-name="P2" draw:layer="layout" draw:type="line" svg:x1="6.56cm" svg:y1="4.7cm" svg:x2="6.715cm" svg:y2="5.355cm" draw:start-shape="id18" draw:start-glue-point="9" draw:end-shape="id15" draw:end-glue-point="5" svg:d="M6560 4700l155 655" svg:viewBox="0 0 156 656">
          <text:p/>
        </draw:connector>
        <draw:connector draw:style-name="gr3" draw:text-style-name="P2" draw:layer="layout" draw:type="line" svg:x1="6.225cm" svg:y1="5.535cm" svg:x2="6.38cm" svg:y2="5.79cm" draw:start-shape="id17" draw:start-glue-point="9" draw:end-shape="id14" draw:end-glue-point="5" svg:d="M6225 5535l155 255" svg:viewBox="0 0 156 256">
          <text:p/>
        </draw:connector>
        <draw:connector draw:style-name="gr3" draw:text-style-name="P2" draw:layer="layout" draw:type="line" svg:x1="6.56cm" svg:y1="5.97cm" svg:x2="6.715cm" svg:y2="6.625cm" draw:start-shape="id14" draw:start-glue-point="9" draw:end-shape="id9" draw:end-glue-point="5" svg:d="M6560 5970l155 655" svg:viewBox="0 0 156 656">
          <text:p/>
        </draw:connector>
        <draw:connector draw:style-name="gr3" draw:text-style-name="P2" draw:layer="layout" draw:type="line" svg:x1="6.895cm" svg:y1="5.535cm" svg:x2="7.35cm" svg:y2="5.99cm" draw:start-shape="id15" draw:start-glue-point="9" draw:end-shape="id10" draw:end-glue-point="5" svg:d="M6895 5535l455 455" svg:viewBox="0 0 456 456">
          <text:p/>
        </draw:connector>
        <draw:connector draw:style-name="gr3" draw:text-style-name="P2" draw:layer="layout" draw:type="line" svg:x1="7.53cm" svg:y1="4.9cm" svg:x2="7.685cm" svg:y2="5.555cm" draw:start-shape="id16" draw:start-glue-point="9" draw:end-shape="id11" draw:end-glue-point="5" svg:d="M7530 4900l155 655" svg:viewBox="0 0 156 656">
          <text:p/>
        </draw:connector>
        <draw:connector draw:style-name="gr3" draw:text-style-name="P2" draw:layer="layout" draw:type="line" svg:x1="7.865cm" svg:y1="4.465cm" svg:x2="8.02cm" svg:y2="4.72cm" draw:start-shape="id23" draw:start-glue-point="9" draw:end-shape="id12" draw:end-glue-point="5" svg:d="M7865 4465l155 255" svg:viewBox="0 0 156 256">
          <text:p/>
        </draw:connector>
        <draw:connector draw:style-name="gr3" draw:text-style-name="P2" draw:layer="layout" draw:type="line" svg:x1="8.2cm" svg:y1="4.9cm" svg:x2="8.655cm" svg:y2="5.355cm" draw:start-shape="id12" draw:start-glue-point="9" draw:end-shape="id6" draw:end-glue-point="5" svg:d="M8200 4900l455 455" svg:viewBox="0 0 456 456">
          <text:p/>
        </draw:connector>
        <draw:connector draw:style-name="gr3" draw:text-style-name="P2" draw:layer="layout" draw:type="line" svg:x1="8.835cm" svg:y1="5.535cm" svg:x2="8.99cm" svg:y2="5.79cm" draw:start-shape="id6" draw:start-glue-point="9" draw:end-shape="id46" draw:end-glue-point="5" svg:d="M8835 5535l155 255" svg:viewBox="0 0 156 256">
          <text:p/>
        </draw:connector>
        <draw:connector draw:style-name="gr3" draw:text-style-name="P2" draw:layer="layout" draw:type="line" svg:x1="9.17cm" svg:y1="5.97cm" svg:x2="9.325cm" svg:y2="6.625cm" draw:start-shape="id46" draw:start-glue-point="9" draw:end-shape="id50" draw:end-glue-point="5" svg:d="M9170 5970l155 655" svg:viewBox="0 0 156 656">
          <text:p/>
        </draw:connector>
        <draw:connector draw:style-name="gr3" draw:text-style-name="P2" draw:layer="layout" draw:type="line" svg:x1="7.865cm" svg:y1="5.735cm" svg:x2="8.02cm" svg:y2="5.99cm" draw:start-shape="id11" draw:start-glue-point="9" draw:end-shape="id5" draw:end-glue-point="5" svg:d="M7865 5735l155 255" svg:viewBox="0 0 156 256">
          <text:p/>
        </draw:connector>
        <draw:connector draw:style-name="gr3" draw:text-style-name="P2" draw:layer="layout" draw:type="line" svg:x1="8.2cm" svg:y1="6.17cm" svg:x2="8.655cm" svg:y2="6.625cm" draw:start-shape="id5" draw:start-glue-point="9" draw:end-shape="id45" draw:end-glue-point="5" svg:d="M8200 6170l455 455" svg:viewBox="0 0 456 456">
          <text:p/>
        </draw:connector>
        <draw:connector draw:style-name="gr3" draw:text-style-name="P2" draw:layer="layout" draw:type="line" svg:x1="7.53cm" svg:y1="6.17cm" svg:x2="7.685cm" svg:y2="6.825cm" draw:start-shape="id10" draw:start-glue-point="9" draw:end-shape="id4" draw:end-glue-point="5" svg:d="M7530 6170l155 655" svg:viewBox="0 0 156 656">
          <text:p/>
        </draw:connector>
        <draw:connector draw:style-name="gr3" draw:text-style-name="P2" draw:layer="layout" draw:type="line" svg:x1="8.2cm" svg:y1="3.63cm" svg:x2="8.655cm" svg:y2="4.085cm" draw:start-shape="id25" draw:start-glue-point="9" draw:end-shape="id24" draw:end-glue-point="5" svg:d="M8200 3630l455 455" svg:viewBox="0 0 456 456">
          <text:p/>
        </draw:connector>
        <draw:connector draw:style-name="gr3" draw:text-style-name="P2" draw:layer="layout" draw:type="line" svg:x1="8.835cm" svg:y1="4.265cm" svg:x2="8.99cm" svg:y2="4.52cm" draw:start-shape="id24" draw:start-glue-point="9" draw:end-shape="id7" draw:end-glue-point="5" svg:d="M8835 4265l155 255" svg:viewBox="0 0 156 256">
          <text:p/>
        </draw:connector>
        <draw:connector draw:style-name="gr3" draw:text-style-name="P2" draw:layer="layout" draw:type="line" svg:x1="9.17cm" svg:y1="4.7cm" svg:x2="9.325cm" svg:y2="5.355cm" draw:start-shape="id7" draw:start-glue-point="9" draw:end-shape="id64" draw:end-glue-point="5" svg:d="M9170 4700l155 655" svg:viewBox="0 0 156 656">
          <text:p/>
        </draw:connector>
        <draw:connector draw:style-name="gr3" draw:text-style-name="P2" draw:layer="layout" draw:type="line" svg:x1="9.505cm" svg:y1="5.535cm" svg:x2="9.96cm" svg:y2="5.99cm" draw:start-shape="id64" draw:start-glue-point="9" draw:end-shape="id51" draw:end-glue-point="5" svg:d="M9505 5535l455 455" svg:viewBox="0 0 456 456">
          <text:p/>
        </draw:connector>
        <draw:connector draw:style-name="gr3" draw:text-style-name="P2" draw:layer="layout" draw:type="line" svg:x1="9.17cm" svg:y1="3.43cm" svg:x2="9.325cm" svg:y2="4.085cm" draw:start-shape="id38" draw:start-glue-point="9" draw:end-shape="id69" draw:end-glue-point="5" svg:d="M9170 3430l155 655" svg:viewBox="0 0 156 656">
          <text:p/>
        </draw:connector>
        <draw:connector draw:style-name="gr3" draw:text-style-name="P2" draw:layer="layout" draw:type="line" svg:x1="9.505cm" svg:y1="4.265cm" svg:x2="9.96cm" svg:y2="4.72cm" draw:start-shape="id69" draw:start-glue-point="9" draw:end-shape="id65" draw:end-glue-point="5" svg:d="M9505 4265l455 455" svg:viewBox="0 0 456 456">
          <text:p/>
        </draw:connector>
        <draw:connector draw:style-name="gr3" draw:text-style-name="P2" draw:layer="layout" draw:type="line" svg:x1="10.14cm" svg:y1="4.9cm" svg:x2="10.295cm" svg:y2="5.555cm" draw:start-shape="id65" draw:start-glue-point="9" draw:end-shape="id72" draw:end-glue-point="5" svg:d="M10140 4900l155 655" svg:viewBox="0 0 156 656">
          <text:p/>
        </draw:connector>
        <draw:connector draw:style-name="gr3" draw:text-style-name="P2" draw:layer="layout" draw:type="line" svg:x1="10.14cm" svg:y1="6.17cm" svg:x2="10.295cm" svg:y2="6.825cm" draw:start-shape="id51" draw:start-glue-point="9" draw:end-shape="id55" draw:end-glue-point="5" svg:d="M10140 6170l155 655" svg:viewBox="0 0 156 656">
          <text:p/>
        </draw:connector>
        <draw:connector draw:style-name="gr3" draw:text-style-name="P2" draw:layer="layout" draw:type="line" svg:x1="10.475cm" svg:y1="5.735cm" svg:x2="10.63cm" svg:y2="5.99cm" draw:start-shape="id72" draw:start-glue-point="9" draw:end-shape="id56" draw:end-glue-point="5" svg:d="M10475 5735l155 255" svg:viewBox="0 0 156 256">
          <text:p/>
        </draw:connector>
        <draw:connector draw:style-name="gr3" draw:text-style-name="P2" draw:layer="layout" draw:type="line" svg:x1="9.505cm" svg:y1="2.995cm" svg:x2="9.96cm" svg:y2="3.45cm" draw:start-shape="id39" draw:start-glue-point="9" draw:end-shape="id70" draw:end-glue-point="5" svg:d="M9505 2995l455 455" svg:viewBox="0 0 456 456">
          <text:p/>
        </draw:connector>
        <draw:connector draw:style-name="gr3" draw:text-style-name="P2" draw:layer="layout" draw:type="line" svg:x1="10.14cm" svg:y1="3.63cm" svg:x2="10.295cm" svg:y2="4.285cm" draw:start-shape="id70" draw:start-glue-point="9" draw:end-shape="id66" draw:end-glue-point="5" svg:d="M10140 3630l155 655" svg:viewBox="0 0 156 656">
          <text:p/>
        </draw:connector>
        <draw:connector draw:style-name="gr3" draw:text-style-name="P2" draw:layer="layout" draw:type="line" svg:x1="10.475cm" svg:y1="4.465cm" svg:x2="10.63cm" svg:y2="4.72cm" draw:start-shape="id66" draw:start-glue-point="9" draw:end-shape="id73" draw:end-glue-point="5" svg:d="M10475 4465l155 255" svg:viewBox="0 0 156 256">
          <text:p/>
        </draw:connector>
        <draw:connector draw:style-name="gr3" draw:text-style-name="P2" draw:layer="layout" draw:type="line" svg:x1="10.81cm" svg:y1="4.9cm" svg:x2="11.265cm" svg:y2="5.355cm" draw:start-shape="id73" draw:start-glue-point="9" draw:end-shape="id77" draw:end-glue-point="5" svg:d="M10810 4900l455 455" svg:viewBox="0 0 456 456">
          <text:p/>
        </draw:connector>
        <draw:connector draw:style-name="gr3" draw:text-style-name="P2" draw:layer="layout" draw:type="line" svg:x1="11.445cm" svg:y1="5.535cm" svg:x2="11.6cm" svg:y2="5.79cm" draw:start-shape="id77" draw:start-glue-point="9" draw:end-shape="id82" draw:end-glue-point="5" svg:d="M11445 5535l155 255" svg:viewBox="0 0 156 256">
          <text:p/>
        </draw:connector>
        <draw:connector draw:style-name="gr3" draw:text-style-name="P2" draw:layer="layout" draw:type="line" svg:x1="10.81cm" svg:y1="6.17cm" svg:x2="11.265cm" svg:y2="6.625cm" draw:start-shape="id56" draw:start-glue-point="9" draw:end-shape="id60" draw:end-glue-point="5" svg:d="M10810 6170l455 455" svg:viewBox="0 0 456 456">
          <text:p/>
        </draw:connector>
        <draw:connector draw:style-name="gr3" draw:text-style-name="P2" draw:layer="layout" draw:type="line" svg:x1="9.505cm" svg:y1="1.725cm" svg:x2="9.96cm" svg:y2="2.18cm" draw:start-shape="id37" draw:start-glue-point="9" draw:end-shape="id40" draw:end-glue-point="5" svg:d="M9505 1725l455 455" svg:viewBox="0 0 456 456">
          <text:p/>
        </draw:connector>
        <draw:connector draw:style-name="gr3" draw:text-style-name="P2" draw:layer="layout" draw:type="line" svg:x1="10.14cm" svg:y1="2.36cm" svg:x2="10.295cm" svg:y2="3.015cm" draw:start-shape="id40" draw:start-glue-point="9" draw:end-shape="id71" draw:end-glue-point="5" svg:d="M10140 2360l155 655" svg:viewBox="0 0 156 656">
          <text:p/>
        </draw:connector>
        <draw:connector draw:style-name="gr3" draw:text-style-name="P2" draw:layer="layout" draw:type="line" svg:x1="10.475cm" svg:y1="3.195cm" svg:x2="10.63cm" svg:y2="3.45cm" draw:start-shape="id71" draw:start-glue-point="9" draw:end-shape="id67" draw:end-glue-point="5" svg:d="M10475 3195l155 255" svg:viewBox="0 0 156 256">
          <text:p/>
        </draw:connector>
        <draw:connector draw:style-name="gr3" draw:text-style-name="P2" draw:layer="layout" draw:type="line" svg:x1="10.81cm" svg:y1="3.63cm" svg:x2="11.265cm" svg:y2="4.085cm" draw:start-shape="id67" draw:start-glue-point="9" draw:end-shape="id74" draw:end-glue-point="5" svg:d="M10810 3630l455 455" svg:viewBox="0 0 456 456">
          <text:p/>
        </draw:connector>
        <draw:connector draw:style-name="gr3" draw:text-style-name="P2" draw:layer="layout" draw:type="line" svg:x1="11.445cm" svg:y1="4.265cm" svg:x2="11.6cm" svg:y2="4.52cm" draw:start-shape="id74" draw:start-glue-point="9" draw:end-shape="id78" draw:end-glue-point="5" svg:d="M11445 4265l155 255" svg:viewBox="0 0 156 256">
          <text:p/>
        </draw:connector>
        <draw:connector draw:style-name="gr3" draw:text-style-name="P2" draw:layer="layout" draw:type="line" svg:x1="11.78cm" svg:y1="4.7cm" svg:x2="11.935cm" svg:y2="5.355cm" draw:start-shape="id78" draw:start-glue-point="9" draw:end-shape="id83" draw:end-glue-point="5" svg:d="M11780 4700l155 655" svg:viewBox="0 0 156 656">
          <text:p/>
        </draw:connector>
        <draw:connector draw:style-name="gr3" draw:text-style-name="P2" draw:layer="layout" draw:type="line" svg:x1="6.225cm" svg:y1="8.075cm" svg:x2="6.38cm" svg:y2="8.33cm" draw:start-shape="id155" draw:start-glue-point="9" draw:end-shape="id1" draw:end-glue-point="5" svg:d="M6225 8075l155 255" svg:viewBox="0 0 156 256">
          <text:p/>
        </draw:connector>
        <draw:connector draw:style-name="gr3" draw:text-style-name="P2" draw:layer="layout" draw:type="line" svg:x1="6.225cm" svg:y1="6.805cm" svg:x2="6.38cm" svg:y2="7.06cm" draw:start-shape="id13" draw:start-glue-point="9" draw:end-shape="id8" draw:end-glue-point="5" svg:d="M6225 6805l155 255" svg:viewBox="0 0 156 256">
          <text:p/>
        </draw:connector>
        <draw:connector draw:style-name="gr3" draw:text-style-name="P2" draw:layer="layout" draw:type="line" svg:x1="6.56cm" svg:y1="7.24cm" svg:x2="6.715cm" svg:y2="7.895cm" draw:start-shape="id8" draw:start-glue-point="9" draw:end-shape="id2" draw:end-glue-point="5" svg:d="M6560 7240l155 655" svg:viewBox="0 0 156 656">
          <text:p/>
        </draw:connector>
        <draw:connector draw:style-name="gr3" draw:text-style-name="P2" draw:layer="layout" draw:type="line" svg:x1="6.895cm" svg:y1="8.075cm" svg:x2="7.35cm" svg:y2="8.53cm" draw:start-shape="id2" draw:start-glue-point="9" draw:end-shape="id42" draw:end-glue-point="5" svg:d="M6895 8075l455 455" svg:viewBox="0 0 456 456">
          <text:p/>
        </draw:connector>
        <draw:connector draw:style-name="gr3" draw:text-style-name="P2" draw:layer="layout" draw:type="line" svg:x1="6.895cm" svg:y1="6.805cm" svg:x2="7.35cm" svg:y2="7.26cm" draw:start-shape="id9" draw:start-glue-point="9" draw:end-shape="id3" draw:end-glue-point="5" svg:d="M6895 6805l455 455" svg:viewBox="0 0 456 456">
          <text:p/>
        </draw:connector>
        <draw:connector draw:style-name="gr3" draw:text-style-name="P2" draw:layer="layout" draw:type="line" svg:x1="7.53cm" svg:y1="7.44cm" svg:x2="7.685cm" svg:y2="8.095cm" draw:start-shape="id3" draw:start-glue-point="9" draw:end-shape="id43" draw:end-glue-point="5" svg:d="M7530 7440l155 655" svg:viewBox="0 0 156 656">
          <text:p/>
        </draw:connector>
        <draw:connector draw:style-name="gr3" draw:text-style-name="P2" draw:layer="layout" draw:type="line" svg:x1="7.865cm" svg:y1="8.275cm" svg:x2="8.02cm" svg:y2="8.53cm" draw:start-shape="id43" draw:start-glue-point="9" draw:end-shape="id47" draw:end-glue-point="5" svg:d="M7865 8275l155 255" svg:viewBox="0 0 156 256">
          <text:p/>
        </draw:connector>
        <draw:connector draw:style-name="gr3" draw:text-style-name="P2" draw:layer="layout" draw:type="line" svg:x1="7.865cm" svg:y1="7.005cm" svg:x2="8.02cm" svg:y2="7.26cm" draw:start-shape="id4" draw:start-glue-point="9" draw:end-shape="id44" draw:end-glue-point="5" svg:d="M7865 7005l155 255" svg:viewBox="0 0 156 256">
          <text:p/>
        </draw:connector>
        <draw:connector draw:style-name="gr3" draw:text-style-name="P2" draw:layer="layout" draw:type="line" svg:x1="8.2cm" svg:y1="7.44cm" svg:x2="8.655cm" svg:y2="7.895cm" draw:start-shape="id44" draw:start-glue-point="9" draw:end-shape="id48" draw:end-glue-point="5" svg:d="M8200 7440l455 455" svg:viewBox="0 0 456 456">
          <text:p/>
        </draw:connector>
        <draw:connector draw:style-name="gr3" draw:text-style-name="P2" draw:layer="layout" draw:type="line" svg:x1="8.835cm" svg:y1="8.075cm" svg:x2="8.99cm" svg:y2="8.33cm" draw:start-shape="id48" draw:start-glue-point="9" draw:end-shape="id52" draw:end-glue-point="5" svg:d="M8835 8075l155 255" svg:viewBox="0 0 156 256">
          <text:p/>
        </draw:connector>
        <draw:connector draw:style-name="gr3" draw:text-style-name="P2" draw:layer="layout" draw:type="line" svg:x1="8.835cm" svg:y1="6.805cm" svg:x2="8.99cm" svg:y2="7.06cm" draw:start-shape="id45" draw:start-glue-point="9" draw:end-shape="id49" draw:end-glue-point="5" svg:d="M8835 6805l155 255" svg:viewBox="0 0 156 256">
          <text:p/>
        </draw:connector>
        <draw:connector draw:style-name="gr3" draw:text-style-name="P2" draw:layer="layout" draw:type="line" svg:x1="9.17cm" svg:y1="7.24cm" svg:x2="9.325cm" svg:y2="7.895cm" draw:start-shape="id49" draw:start-glue-point="9" draw:end-shape="id53" draw:end-glue-point="5" svg:d="M9170 7240l155 655" svg:viewBox="0 0 156 656">
          <text:p/>
        </draw:connector>
        <draw:connector draw:style-name="gr3" draw:text-style-name="P2" draw:layer="layout" draw:type="line" svg:x1="9.505cm" svg:y1="8.075cm" svg:x2="9.96cm" svg:y2="8.53cm" draw:start-shape="id53" draw:start-glue-point="9" draw:end-shape="id57" draw:end-glue-point="5" svg:d="M9505 8075l455 455" svg:viewBox="0 0 456 456">
          <text:p/>
        </draw:connector>
        <draw:connector draw:style-name="gr3" draw:text-style-name="P2" draw:layer="layout" draw:type="line" svg:x1="9.505cm" svg:y1="6.805cm" svg:x2="9.96cm" svg:y2="7.26cm" draw:start-shape="id50" draw:start-glue-point="9" draw:end-shape="id54" draw:end-glue-point="5" svg:d="M9505 6805l455 455" svg:viewBox="0 0 456 456">
          <text:p/>
        </draw:connector>
        <draw:connector draw:style-name="gr3" draw:text-style-name="P2" draw:layer="layout" draw:type="line" svg:x1="10.14cm" svg:y1="7.44cm" svg:x2="10.295cm" svg:y2="8.095cm" draw:start-shape="id54" draw:start-glue-point="9" draw:end-shape="id58" draw:end-glue-point="5" svg:d="M10140 7440l155 655" svg:viewBox="0 0 156 656">
          <text:p/>
        </draw:connector>
        <draw:connector draw:style-name="gr3" draw:text-style-name="P2" draw:layer="layout" draw:type="line" svg:x1="10.475cm" svg:y1="8.275cm" svg:x2="10.63cm" svg:y2="8.53cm" draw:start-shape="id58" draw:start-glue-point="9" draw:end-shape="id61" draw:end-glue-point="5" svg:d="M10475 8275l155 255" svg:viewBox="0 0 156 256">
          <text:p/>
        </draw:connector>
        <draw:connector draw:style-name="gr3" draw:text-style-name="P2" draw:layer="layout" draw:type="line" svg:x1="10.475cm" svg:y1="7.005cm" svg:x2="10.63cm" svg:y2="7.26cm" draw:start-shape="id55" draw:start-glue-point="9" draw:end-shape="id59" draw:end-glue-point="5" svg:d="M10475 7005l155 255" svg:viewBox="0 0 156 256">
          <text:p/>
        </draw:connector>
        <draw:connector draw:style-name="gr3" draw:text-style-name="P2" draw:layer="layout" draw:type="line" svg:x1="10.81cm" svg:y1="7.44cm" svg:x2="11.265cm" svg:y2="7.895cm" draw:start-shape="id59" draw:start-glue-point="9" draw:end-shape="id62" draw:end-glue-point="5" svg:d="M10810 7440l455 455" svg:viewBox="0 0 456 456">
          <text:p/>
        </draw:connector>
        <draw:connector draw:style-name="gr3" draw:text-style-name="P2" draw:layer="layout" draw:type="line" svg:x1="11.445cm" svg:y1="8.075cm" svg:x2="11.6cm" svg:y2="8.33cm" draw:start-shape="id62" draw:start-glue-point="9" draw:end-shape="id92" draw:end-glue-point="5" svg:d="M11445 8075l155 255" svg:viewBox="0 0 156 256">
          <text:p/>
        </draw:connector>
        <draw:connector draw:style-name="gr3" draw:text-style-name="P2" draw:layer="layout" draw:type="line" svg:x1="11.445cm" svg:y1="6.805cm" svg:x2="11.6cm" svg:y2="7.06cm" draw:start-shape="id60" draw:start-glue-point="9" draw:end-shape="id63" draw:end-glue-point="5" svg:d="M11445 6805l155 255" svg:viewBox="0 0 156 256">
          <text:p/>
        </draw:connector>
        <draw:connector draw:style-name="gr3" draw:text-style-name="P2" draw:layer="layout" draw:type="line" svg:x1="11.78cm" svg:y1="7.24cm" svg:x2="11.935cm" svg:y2="7.895cm" draw:start-shape="id63" draw:start-glue-point="9" draw:end-shape="id93" draw:end-glue-point="5" svg:d="M11780 7240l155 655" svg:viewBox="0 0 156 656">
          <text:p/>
        </draw:connector>
        <draw:connector draw:style-name="gr3" draw:text-style-name="P2" draw:layer="layout" draw:type="line" svg:x1="12.115cm" svg:y1="8.075cm" svg:x2="12.57cm" svg:y2="8.53cm" draw:start-shape="id93" draw:start-glue-point="9" draw:end-shape="id97" draw:end-glue-point="5" svg:d="M12115 8075l455 455" svg:viewBox="0 0 456 456">
          <text:p/>
        </draw:connector>
        <draw:connector draw:style-name="gr3" draw:text-style-name="P2" draw:layer="layout" draw:type="line" svg:x1="11.78cm" svg:y1="5.97cm" svg:x2="11.935cm" svg:y2="6.625cm" draw:start-shape="id82" draw:start-glue-point="9" draw:end-shape="id87" draw:end-glue-point="5" svg:d="M11780 5970l155 655" svg:viewBox="0 0 156 656">
          <text:p/>
        </draw:connector>
        <draw:connector draw:style-name="gr3" draw:text-style-name="P2" draw:layer="layout" draw:type="line" svg:x1="12.115cm" svg:y1="6.805cm" svg:x2="12.57cm" svg:y2="7.26cm" draw:start-shape="id87" draw:start-glue-point="9" draw:end-shape="id94" draw:end-glue-point="5" svg:d="M12115 6805l455 455" svg:viewBox="0 0 456 456">
          <text:p/>
        </draw:connector>
        <draw:connector draw:style-name="gr3" draw:text-style-name="P2" draw:layer="layout" draw:type="line" svg:x1="12.75cm" svg:y1="7.44cm" svg:x2="12.905cm" svg:y2="8.095cm" draw:start-shape="id94" draw:start-glue-point="9" draw:end-shape="id98" draw:end-glue-point="5" svg:d="M12750 7440l155 655" svg:viewBox="0 0 156 656">
          <text:p/>
        </draw:connector>
        <draw:connector draw:style-name="gr3" draw:text-style-name="P2" draw:layer="layout" draw:type="line" svg:x1="13.085cm" svg:y1="8.275cm" svg:x2="13.24cm" svg:y2="8.53cm" draw:start-shape="id98" draw:start-glue-point="9" draw:end-shape="id101" draw:end-glue-point="5" svg:d="M13085 8275l155 255" svg:viewBox="0 0 156 256">
          <text:p/>
        </draw:connector>
        <draw:connector draw:style-name="gr3" draw:text-style-name="P2" draw:layer="layout" draw:type="line" svg:x1="12.115cm" svg:y1="5.535cm" svg:x2="12.57cm" svg:y2="5.99cm" draw:start-shape="id83" draw:start-glue-point="9" draw:end-shape="id88" draw:end-glue-point="5" svg:d="M12115 5535l455 455" svg:viewBox="0 0 456 456">
          <text:p/>
        </draw:connector>
        <draw:connector draw:style-name="gr3" draw:text-style-name="P2" draw:layer="layout" draw:type="line" svg:x1="12.75cm" svg:y1="6.17cm" svg:x2="12.905cm" svg:y2="6.825cm" draw:start-shape="id88" draw:start-glue-point="9" draw:end-shape="id95" draw:end-glue-point="5" svg:d="M12750 6170l155 655" svg:viewBox="0 0 156 656">
          <text:p/>
        </draw:connector>
        <draw:connector draw:style-name="gr3" draw:text-style-name="P2" draw:layer="layout" draw:type="line" svg:x1="13.085cm" svg:y1="7.005cm" svg:x2="13.24cm" svg:y2="7.26cm" draw:start-shape="id95" draw:start-glue-point="9" draw:end-shape="id99" draw:end-glue-point="5" svg:d="M13085 7005l155 255" svg:viewBox="0 0 156 256">
          <text:p/>
        </draw:connector>
        <draw:connector draw:style-name="gr3" draw:text-style-name="P2" draw:layer="layout" draw:type="line" svg:x1="13.42cm" svg:y1="7.44cm" svg:x2="13.875cm" svg:y2="7.895cm" draw:start-shape="id99" draw:start-glue-point="9" draw:end-shape="id102" draw:end-glue-point="5" svg:d="M13420 7440l455 455" svg:viewBox="0 0 456 456">
          <text:p/>
        </draw:connector>
        <draw:connector draw:style-name="gr3" draw:text-style-name="P2" draw:layer="layout" draw:type="line" svg:x1="14.055cm" svg:y1="8.075cm" svg:x2="14.21cm" svg:y2="8.33cm" draw:start-shape="id102" draw:start-glue-point="9" draw:end-shape="id104" draw:end-glue-point="5" svg:d="M14055 8075l155 255" svg:viewBox="0 0 156 256">
          <text:p/>
        </draw:connector>
        <draw:connector draw:style-name="gr3" draw:text-style-name="P2" draw:layer="layout" draw:type="line" svg:x1="10.475cm" svg:y1="1.925cm" svg:x2="10.63cm" svg:y2="2.18cm" draw:start-shape="id41" draw:start-glue-point="9" draw:end-shape="id152" draw:end-glue-point="5" svg:d="M10475 1925l155 255" svg:viewBox="0 0 156 256">
          <text:p/>
        </draw:connector>
        <draw:connector draw:style-name="gr3" draw:text-style-name="P2" draw:layer="layout" draw:type="line" svg:x1="10.81cm" svg:y1="2.36cm" svg:x2="11.265cm" svg:y2="2.815cm" draw:start-shape="id152" draw:start-glue-point="9" draw:end-shape="id68" draw:end-glue-point="5" svg:d="M10810 2360l455 455" svg:viewBox="0 0 456 456">
          <text:p/>
        </draw:connector>
        <draw:connector draw:style-name="gr3" draw:text-style-name="P2" draw:layer="layout" draw:type="line" svg:x1="11.445cm" svg:y1="2.995cm" svg:x2="11.6cm" svg:y2="3.25cm" draw:start-shape="id68" draw:start-glue-point="9" draw:end-shape="id75" draw:end-glue-point="5" svg:d="M11445 2995l155 255" svg:viewBox="0 0 156 256">
          <text:p/>
        </draw:connector>
        <draw:connector draw:style-name="gr3" draw:text-style-name="P2" draw:layer="layout" draw:type="line" svg:x1="11.78cm" svg:y1="3.43cm" svg:x2="11.935cm" svg:y2="4.085cm" draw:start-shape="id75" draw:start-glue-point="9" draw:end-shape="id79" draw:end-glue-point="5" svg:d="M11780 3430l155 655" svg:viewBox="0 0 156 656">
          <text:p/>
        </draw:connector>
        <draw:connector draw:style-name="gr3" draw:text-style-name="P2" draw:layer="layout" draw:type="line" svg:x1="12.115cm" svg:y1="4.265cm" svg:x2="12.57cm" svg:y2="4.72cm" draw:start-shape="id79" draw:start-glue-point="9" draw:end-shape="id84" draw:end-glue-point="5" svg:d="M12115 4265l455 455" svg:viewBox="0 0 456 456">
          <text:p/>
        </draw:connector>
        <draw:connector draw:style-name="gr3" draw:text-style-name="P2" draw:layer="layout" draw:type="line" svg:x1="12.75cm" svg:y1="4.9cm" svg:x2="12.905cm" svg:y2="5.555cm" draw:start-shape="id84" draw:start-glue-point="9" draw:end-shape="id89" draw:end-glue-point="5" svg:d="M12750 4900l155 655" svg:viewBox="0 0 156 656">
          <text:p/>
        </draw:connector>
        <draw:connector draw:style-name="gr3" draw:text-style-name="P2" draw:layer="layout" draw:type="line" svg:x1="13.085cm" svg:y1="5.735cm" svg:x2="13.24cm" svg:y2="5.99cm" draw:start-shape="id89" draw:start-glue-point="9" draw:end-shape="id96" draw:end-glue-point="5" svg:d="M13085 5735l155 255" svg:viewBox="0 0 156 256">
          <text:p/>
        </draw:connector>
        <draw:connector draw:style-name="gr3" draw:text-style-name="P2" draw:layer="layout" draw:type="line" svg:x1="13.42cm" svg:y1="6.17cm" svg:x2="13.875cm" svg:y2="6.625cm" draw:start-shape="id96" draw:start-glue-point="9" draw:end-shape="id100" draw:end-glue-point="5" svg:d="M13420 6170l455 455" svg:viewBox="0 0 456 456">
          <text:p/>
        </draw:connector>
        <draw:connector draw:style-name="gr3" draw:text-style-name="P2" draw:layer="layout" draw:type="line" svg:x1="11.445cm" svg:y1="1.725cm" svg:x2="11.6cm" svg:y2="1.98cm" draw:start-shape="id153" draw:start-glue-point="9" draw:end-shape="id151" draw:end-glue-point="5" svg:d="M11445 1725l155 255" svg:viewBox="0 0 156 256">
          <text:p/>
        </draw:connector>
        <draw:connector draw:style-name="gr3" draw:text-style-name="P2" draw:layer="layout" draw:type="line" svg:x1="11.78cm" svg:y1="2.16cm" svg:x2="11.935cm" svg:y2="2.815cm" draw:start-shape="id151" draw:start-glue-point="9" draw:end-shape="id76" draw:end-glue-point="5" svg:d="M11780 2160l155 655" svg:viewBox="0 0 156 656">
          <text:p/>
        </draw:connector>
        <draw:connector draw:style-name="gr3" draw:text-style-name="P2" draw:layer="layout" draw:type="line" svg:x1="12.115cm" svg:y1="2.995cm" svg:x2="12.57cm" svg:y2="3.45cm" draw:start-shape="id76" draw:start-glue-point="9" draw:end-shape="id80" draw:end-glue-point="5" svg:d="M12115 2995l455 455" svg:viewBox="0 0 456 456">
          <text:p/>
        </draw:connector>
        <draw:connector draw:style-name="gr3" draw:text-style-name="P2" draw:layer="layout" draw:type="line" svg:x1="12.75cm" svg:y1="3.63cm" svg:x2="12.905cm" svg:y2="4.285cm" draw:start-shape="id80" draw:start-glue-point="9" draw:end-shape="id85" draw:end-glue-point="5" svg:d="M12750 3630l155 655" svg:viewBox="0 0 156 656">
          <text:p/>
        </draw:connector>
        <draw:connector draw:style-name="gr3" draw:text-style-name="P2" draw:layer="layout" draw:type="line" svg:x1="13.085cm" svg:y1="4.465cm" svg:x2="13.24cm" svg:y2="4.72cm" draw:start-shape="id85" draw:start-glue-point="9" draw:end-shape="id90" draw:end-glue-point="5" svg:d="M13085 4465l155 255" svg:viewBox="0 0 156 256">
          <text:p/>
        </draw:connector>
        <draw:connector draw:style-name="gr3" draw:text-style-name="P2" draw:layer="layout" draw:type="line" svg:x1="13.42cm" svg:y1="4.9cm" svg:x2="13.875cm" svg:y2="5.355cm" draw:start-shape="id90" draw:start-glue-point="9" draw:end-shape="id127" draw:end-glue-point="5" svg:d="M13420 4900l455 455" svg:viewBox="0 0 456 456">
          <text:p/>
        </draw:connector>
        <draw:connector draw:style-name="gr3" draw:text-style-name="P2" draw:layer="layout" draw:type="line" svg:x1="14.055cm" svg:y1="5.535cm" svg:x2="14.21cm" svg:y2="5.79cm" draw:start-shape="id127" draw:start-glue-point="9" draw:end-shape="id123" draw:end-glue-point="5" svg:d="M14055 5535l155 255" svg:viewBox="0 0 156 256">
          <text:p/>
        </draw:connector>
        <draw:connector draw:style-name="gr3" draw:text-style-name="P2" draw:layer="layout" draw:type="line" svg:x1="14.39cm" svg:y1="5.97cm" svg:x2="14.545cm" svg:y2="6.625cm" draw:start-shape="id123" draw:start-glue-point="9" draw:end-shape="id119" draw:end-glue-point="5" svg:d="M14390 5970l155 655" svg:viewBox="0 0 156 656">
          <text:p/>
        </draw:connector>
        <draw:connector draw:style-name="gr3" draw:text-style-name="P2" draw:layer="layout" draw:type="line" svg:x1="12.115cm" svg:y1="1.725cm" svg:x2="12.57cm" svg:y2="2.18cm" draw:start-shape="id150" draw:start-glue-point="9" draw:end-shape="id148" draw:end-glue-point="5" svg:d="M12115 1725l455 455" svg:viewBox="0 0 456 456">
          <text:p/>
        </draw:connector>
        <draw:connector draw:style-name="gr3" draw:text-style-name="P2" draw:layer="layout" draw:type="line" svg:x1="12.75cm" svg:y1="2.36cm" svg:x2="12.905cm" svg:y2="3.015cm" draw:start-shape="id148" draw:start-glue-point="9" draw:end-shape="id81" draw:end-glue-point="5" svg:d="M12750 2360l155 655" svg:viewBox="0 0 156 656">
          <text:p/>
        </draw:connector>
        <draw:connector draw:style-name="gr3" draw:text-style-name="P2" draw:layer="layout" draw:type="line" svg:x1="13.085cm" svg:y1="3.195cm" svg:x2="13.24cm" svg:y2="3.45cm" draw:start-shape="id81" draw:start-glue-point="9" draw:end-shape="id86" draw:end-glue-point="5" svg:d="M13085 3195l155 255" svg:viewBox="0 0 156 256">
          <text:p/>
        </draw:connector>
        <draw:connector draw:style-name="gr3" draw:text-style-name="P2" draw:layer="layout" draw:type="line" svg:x1="13.42cm" svg:y1="3.63cm" svg:x2="13.875cm" svg:y2="4.085cm" draw:start-shape="id86" draw:start-glue-point="9" draw:end-shape="id91" draw:end-glue-point="5" svg:d="M13420 3630l455 455" svg:viewBox="0 0 456 456">
          <text:p/>
        </draw:connector>
        <draw:connector draw:style-name="gr3" draw:text-style-name="P2" draw:layer="layout" draw:type="line" svg:x1="14.055cm" svg:y1="4.265cm" svg:x2="14.21cm" svg:y2="4.52cm" draw:start-shape="id91" draw:start-glue-point="9" draw:end-shape="id128" draw:end-glue-point="5" svg:d="M14055 4265l155 255" svg:viewBox="0 0 156 256">
          <text:p/>
        </draw:connector>
        <draw:connector draw:style-name="gr3" draw:text-style-name="P2" draw:layer="layout" draw:type="line" svg:x1="14.39cm" svg:y1="4.7cm" svg:x2="14.545cm" svg:y2="5.355cm" draw:start-shape="id128" draw:start-glue-point="9" draw:end-shape="id124" draw:end-glue-point="5" svg:d="M14390 4700l155 655" svg:viewBox="0 0 156 656">
          <text:p/>
        </draw:connector>
        <draw:connector draw:style-name="gr3" draw:text-style-name="P2" draw:layer="layout" draw:type="line" svg:x1="14.725cm" svg:y1="5.535cm" svg:x2="15.18cm" svg:y2="5.99cm" draw:start-shape="id124" draw:start-glue-point="9" draw:end-shape="id120" draw:end-glue-point="5" svg:d="M14725 5535l455 455" svg:viewBox="0 0 456 456">
          <text:p/>
        </draw:connector>
        <draw:connector draw:style-name="gr3" draw:text-style-name="P2" draw:layer="layout" draw:type="line" svg:x1="15.36cm" svg:y1="6.17cm" svg:x2="15.515cm" svg:y2="6.825cm" draw:start-shape="id120" draw:start-glue-point="9" draw:end-shape="id107" draw:end-glue-point="5" svg:d="M15360 6170l155 655" svg:viewBox="0 0 156 656">
          <text:p/>
        </draw:connector>
        <draw:connector draw:style-name="gr3" draw:text-style-name="P2" draw:layer="layout" draw:type="line" svg:x1="13.085cm" svg:y1="1.925cm" svg:x2="13.24cm" svg:y2="2.18cm" draw:start-shape="id149" draw:start-glue-point="9" draw:end-shape="id147" draw:end-glue-point="5" svg:d="M13085 1925l155 255" svg:viewBox="0 0 156 256">
          <text:p/>
        </draw:connector>
        <draw:connector draw:style-name="gr3" draw:text-style-name="P2" draw:layer="layout" draw:type="line" svg:x1="13.42cm" svg:y1="2.36cm" svg:x2="13.875cm" svg:y2="2.815cm" draw:start-shape="id147" draw:start-glue-point="9" draw:end-shape="id143" draw:end-glue-point="5" svg:d="M13420 2360l455 455" svg:viewBox="0 0 456 456">
          <text:p/>
        </draw:connector>
        <draw:connector draw:style-name="gr3" draw:text-style-name="P2" draw:layer="layout" draw:type="line" svg:x1="14.055cm" svg:y1="2.995cm" svg:x2="14.21cm" svg:y2="3.25cm" draw:start-shape="id143" draw:start-glue-point="9" draw:end-shape="id130" draw:end-glue-point="5" svg:d="M14055 2995l155 255" svg:viewBox="0 0 156 256">
          <text:p/>
        </draw:connector>
        <draw:connector draw:style-name="gr3" draw:text-style-name="P2" draw:layer="layout" draw:type="line" svg:x1="14.39cm" svg:y1="3.43cm" svg:x2="14.545cm" svg:y2="4.085cm" draw:start-shape="id130" draw:start-glue-point="9" draw:end-shape="id129" draw:end-glue-point="5" svg:d="M14390 3430l155 655" svg:viewBox="0 0 156 656">
          <text:p/>
        </draw:connector>
        <draw:connector draw:style-name="gr3" draw:text-style-name="P2" draw:layer="layout" draw:type="line" svg:x1="14.725cm" svg:y1="4.265cm" svg:x2="15.18cm" svg:y2="4.72cm" draw:start-shape="id129" draw:start-glue-point="9" draw:end-shape="id125" draw:end-glue-point="5" svg:d="M14725 4265l455 455" svg:viewBox="0 0 456 456">
          <text:p/>
        </draw:connector>
        <draw:connector draw:style-name="gr3" draw:text-style-name="P2" draw:layer="layout" draw:type="line" svg:x1="15.36cm" svg:y1="4.9cm" svg:x2="15.515cm" svg:y2="5.555cm" draw:start-shape="id125" draw:start-glue-point="9" draw:end-shape="id121" draw:end-glue-point="5" svg:d="M15360 4900l155 655" svg:viewBox="0 0 156 656">
          <text:p/>
        </draw:connector>
        <draw:connector draw:style-name="gr3" draw:text-style-name="P2" draw:layer="layout" draw:type="line" svg:x1="14.055cm" svg:y1="1.725cm" svg:x2="14.21cm" svg:y2="1.98cm" draw:start-shape="id146" draw:start-glue-point="9" draw:end-shape="id144" draw:end-glue-point="5" svg:d="M14055 1725l155 255" svg:viewBox="0 0 156 256">
          <text:p/>
        </draw:connector>
        <draw:connector draw:style-name="gr3" draw:text-style-name="P2" draw:layer="layout" draw:type="line" svg:x1="14.39cm" svg:y1="2.16cm" svg:x2="14.545cm" svg:y2="2.815cm" draw:start-shape="id144" draw:start-glue-point="9" draw:end-shape="id142" draw:end-glue-point="5" svg:d="M14390 2160l155 655" svg:viewBox="0 0 156 656">
          <text:p/>
        </draw:connector>
        <draw:connector draw:style-name="gr3" draw:text-style-name="P2" draw:layer="layout" draw:type="line" svg:x1="14.725cm" svg:y1="2.995cm" svg:x2="15.18cm" svg:y2="3.45cm" draw:start-shape="id142" draw:start-glue-point="9" draw:end-shape="id131" draw:end-glue-point="5" svg:d="M14725 2995l455 455" svg:viewBox="0 0 456 456">
          <text:p/>
        </draw:connector>
        <draw:connector draw:style-name="gr3" draw:text-style-name="P2" draw:layer="layout" draw:type="line" svg:x1="14.055cm" svg:y1="6.805cm" svg:x2="14.21cm" svg:y2="7.06cm" draw:start-shape="id100" draw:start-glue-point="9" draw:end-shape="id103" draw:end-glue-point="5" svg:d="M14055 6805l155 255" svg:viewBox="0 0 156 256">
          <text:p/>
        </draw:connector>
        <draw:connector draw:style-name="gr3" draw:text-style-name="P2" draw:layer="layout" draw:type="line" svg:x1="14.39cm" svg:y1="7.24cm" svg:x2="14.545cm" svg:y2="7.895cm" draw:start-shape="id103" draw:start-glue-point="9" draw:end-shape="id105" draw:end-glue-point="5" svg:d="M14390 7240l155 655" svg:viewBox="0 0 156 656">
          <text:p/>
        </draw:connector>
        <draw:connector draw:style-name="gr3" draw:text-style-name="P2" draw:layer="layout" draw:type="line" svg:x1="14.725cm" svg:y1="8.075cm" svg:x2="15.18cm" svg:y2="8.53cm" draw:start-shape="id105" draw:start-glue-point="9" draw:end-shape="id111" draw:end-glue-point="5" svg:d="M14725 8075l455 455" svg:viewBox="0 0 456 456">
          <text:p/>
        </draw:connector>
        <draw:connector draw:style-name="gr3" draw:text-style-name="P2" draw:layer="layout" draw:type="line" svg:x1="14.725cm" svg:y1="6.805cm" svg:x2="15.18cm" svg:y2="7.26cm" draw:start-shape="id119" draw:start-glue-point="9" draw:end-shape="id106" draw:end-glue-point="5" svg:d="M14725 6805l455 455" svg:viewBox="0 0 456 456">
          <text:p/>
        </draw:connector>
        <draw:connector draw:style-name="gr3" draw:text-style-name="P2" draw:layer="layout" draw:type="line" svg:x1="15.36cm" svg:y1="7.44cm" svg:x2="15.515cm" svg:y2="8.095cm" draw:start-shape="id106" draw:start-glue-point="9" draw:end-shape="id112" draw:end-glue-point="5" svg:d="M15360 7440l155 655" svg:viewBox="0 0 156 656">
          <text:p/>
        </draw:connector>
        <draw:connector draw:style-name="gr3" draw:text-style-name="P2" draw:layer="layout" draw:type="line" svg:x1="15.695cm" svg:y1="8.275cm" svg:x2="15.85cm" svg:y2="8.53cm" draw:start-shape="id112" draw:start-glue-point="9" draw:end-shape="id116" draw:end-glue-point="5" svg:d="M15695 8275l155 255" svg:viewBox="0 0 156 256">
          <text:p/>
        </draw:connector>
        <draw:connector draw:style-name="gr3" draw:text-style-name="P2" draw:layer="layout" draw:type="line" svg:x1="15.695cm" svg:y1="7.005cm" svg:x2="15.85cm" svg:y2="7.26cm" draw:start-shape="id107" draw:start-glue-point="9" draw:end-shape="id113" draw:end-glue-point="5" svg:d="M15695 7005l155 255" svg:viewBox="0 0 156 256">
          <text:p/>
        </draw:connector>
        <draw:connector draw:style-name="gr3" draw:text-style-name="P2" draw:layer="layout" draw:type="line" svg:x1="16.03cm" svg:y1="7.44cm" svg:x2="16.485cm" svg:y2="7.895cm" draw:start-shape="id113" draw:start-glue-point="9" draw:end-shape="id117" draw:end-glue-point="5" svg:d="M16030 7440l455 455" svg:viewBox="0 0 456 456">
          <text:p/>
        </draw:connector>
        <draw:connector draw:style-name="gr3" draw:text-style-name="P2" draw:layer="layout" draw:type="line" svg:x1="16.665cm" svg:y1="8.075cm" svg:x2="16.82cm" svg:y2="8.33cm" draw:start-shape="id117" draw:start-glue-point="9" draw:end-shape="id156" draw:end-glue-point="5" svg:d="M16665 8075l155 255" svg:viewBox="0 0 156 256">
          <text:p/>
        </draw:connector>
        <draw:connector draw:style-name="gr3" draw:text-style-name="P2" draw:layer="layout" draw:type="line" svg:x1="16.82cm" svg:y1="7.06cm" svg:x2="16.665cm" svg:y2="6.805cm" draw:start-shape="id118" draw:start-glue-point="5" draw:end-shape="id114" draw:end-glue-point="9" svg:d="M16820 7060l-155-255" svg:viewBox="0 0 156 256">
          <text:p/>
        </draw:connector>
        <draw:connector draw:style-name="gr3" draw:text-style-name="P2" draw:layer="layout" draw:type="line" svg:x1="15.695cm" svg:y1="5.735cm" svg:x2="15.85cm" svg:y2="5.99cm" draw:start-shape="id121" draw:start-glue-point="9" draw:end-shape="id108" draw:end-glue-point="5" svg:d="M15695 5735l155 255" svg:viewBox="0 0 156 256">
          <text:p/>
        </draw:connector>
        <draw:connector draw:style-name="gr3" draw:text-style-name="P2" draw:layer="layout" draw:type="line" svg:x1="16.03cm" svg:y1="6.17cm" svg:x2="16.485cm" svg:y2="6.625cm" draw:start-shape="id108" draw:start-glue-point="9" draw:end-shape="id114" draw:end-glue-point="5" svg:d="M16030 6170l455 455" svg:viewBox="0 0 456 456">
          <text:p/>
        </draw:connector>
        <draw:connector draw:style-name="gr3" draw:text-style-name="P2" draw:layer="layout" draw:type="line" svg:x1="16.82cm" svg:y1="5.79cm" svg:x2="16.665cm" svg:y2="5.535cm" draw:start-shape="id115" draw:start-glue-point="5" draw:end-shape="id109" draw:end-glue-point="9" svg:d="M16820 5790l-155-255" svg:viewBox="0 0 156 256">
          <text:p/>
        </draw:connector>
        <draw:connector draw:style-name="gr3" draw:text-style-name="P2" draw:layer="layout" draw:type="line" svg:x1="16.485cm" svg:y1="5.355cm" svg:x2="16.03cm" svg:y2="4.9cm" draw:start-shape="id109" draw:start-glue-point="5" draw:end-shape="id122" draw:end-glue-point="9" svg:d="M16485 5355l-455-455" svg:viewBox="0 0 456 456">
          <text:p/>
        </draw:connector>
        <draw:connector draw:style-name="gr3" draw:text-style-name="P2" draw:layer="layout" draw:type="line" svg:x1="15.85cm" svg:y1="4.72cm" svg:x2="15.695cm" svg:y2="4.465cm" draw:start-shape="id122" draw:start-glue-point="5" draw:end-shape="id126" draw:end-glue-point="9" svg:d="M15850 4720l-155-255" svg:viewBox="0 0 156 256">
          <text:p/>
        </draw:connector>
        <draw:connector draw:style-name="gr3" draw:text-style-name="P2" draw:layer="layout" draw:type="line" svg:x1="15.515cm" svg:y1="4.285cm" svg:x2="15.36cm" svg:y2="3.63cm" draw:start-shape="id126" draw:start-glue-point="5" draw:end-shape="id131" draw:end-glue-point="9" svg:d="M15515 4285l-155-655" svg:viewBox="0 0 156 656">
          <text:p/>
        </draw:connector>
        <draw:connector draw:style-name="gr3" draw:text-style-name="P2" draw:layer="layout" draw:type="line" svg:x1="16.82cm" svg:y1="4.52cm" svg:x2="16.665cm" svg:y2="4.265cm" draw:start-shape="id110" draw:start-glue-point="5" draw:end-shape="id136" draw:end-glue-point="9" svg:d="M16820 4520l-155-255" svg:viewBox="0 0 156 256">
          <text:p/>
        </draw:connector>
        <draw:connector draw:style-name="gr3" draw:text-style-name="P2" draw:layer="layout" draw:type="line" svg:x1="16.485cm" svg:y1="4.085cm" svg:x2="16.03cm" svg:y2="3.63cm" draw:start-shape="id136" draw:start-glue-point="5" draw:end-shape="id135" draw:end-glue-point="9" svg:d="M16485 4085l-455-455" svg:viewBox="0 0 456 456">
          <text:p/>
        </draw:connector>
        <draw:connector draw:style-name="gr3" draw:text-style-name="P2" draw:layer="layout" draw:type="line" svg:x1="15.85cm" svg:y1="3.45cm" svg:x2="15.695cm" svg:y2="3.195cm" draw:start-shape="id135" draw:start-glue-point="5" draw:end-shape="id132" draw:end-glue-point="9" svg:d="M15850 3450l-155-255" svg:viewBox="0 0 156 256">
          <text:p/>
        </draw:connector>
        <draw:connector draw:style-name="gr3" draw:text-style-name="P2" draw:layer="layout" draw:type="line" svg:x1="15.515cm" svg:y1="3.015cm" svg:x2="15.36cm" svg:y2="2.36cm" draw:start-shape="id132" draw:start-glue-point="5" draw:end-shape="id141" draw:end-glue-point="9" svg:d="M15515 3015l-155-655" svg:viewBox="0 0 156 656">
          <text:p/>
        </draw:connector>
        <draw:connector draw:style-name="gr3" draw:text-style-name="P2" draw:layer="layout" draw:type="line" svg:x1="16.82cm" svg:y1="3.25cm" svg:x2="16.665cm" svg:y2="2.995cm" draw:start-shape="id138" draw:start-glue-point="5" draw:end-shape="id137" draw:end-glue-point="9" svg:d="M16820 3250l-155-255" svg:viewBox="0 0 156 256">
          <text:p/>
        </draw:connector>
        <draw:connector draw:style-name="gr3" draw:text-style-name="P2" draw:layer="layout" draw:type="line" svg:x1="16.485cm" svg:y1="2.815cm" svg:x2="16.03cm" svg:y2="2.36cm" draw:start-shape="id137" draw:start-glue-point="5" draw:end-shape="id133" draw:end-glue-point="9" svg:d="M16485 2815l-455-455" svg:viewBox="0 0 456 456">
          <text:p/>
        </draw:connector>
        <draw:connector draw:style-name="gr3" draw:text-style-name="P2" draw:layer="layout" draw:type="line" svg:x1="16.665cm" svg:y1="1.725cm" svg:x2="16.82cm" svg:y2="1.98cm" draw:start-shape="id134" draw:start-glue-point="9" draw:end-shape="id139" draw:end-glue-point="5" svg:d="M16665 1725l155 255" svg:viewBox="0 0 156 256">
          <text:p/>
        </draw:connector>
        <draw:connector draw:style-name="gr3" draw:text-style-name="P2" draw:layer="layout" draw:type="line" svg:x1="15.695cm" svg:y1="1.925cm" svg:x2="15.85cm" svg:y2="2.18cm" draw:start-shape="id140" draw:start-glue-point="9" draw:end-shape="id133" draw:end-glue-point="5" svg:d="M15695 1925l155 255" svg:viewBox="0 0 156 256">
          <text:p/>
        </draw:connector>
        <draw:connector draw:style-name="gr3" draw:text-style-name="P2" draw:layer="layout" draw:type="line" svg:x1="14.725cm" svg:y1="1.725cm" svg:x2="15.18cm" svg:y2="2.18cm" draw:start-shape="id145" draw:start-glue-point="9" draw:end-shape="id141" draw:end-glue-point="5" svg:d="M14725 1725l455 455" svg:viewBox="0 0 456 456">
          <text:p/>
        </draw:connector>
        <draw:connector draw:style-name="gr2" draw:text-style-name="P2" draw:layer="layout" draw:type="line" svg:x1="6.38cm" svg:y1="7.24cm" svg:x2="6.225cm" svg:y2="7.895cm" draw:start-shape="id8" draw:start-glue-point="7" draw:end-shape="id155" draw:end-glue-point="11" svg:d="M6380 7240l-155 655" svg:viewBox="0 0 156 656">
          <text:p/>
        </draw:connector>
        <draw:custom-shape draw:style-name="gr4" draw:text-style-name="P3" xml:id="id182" draw:id="id182" draw:layer="layout" svg:width="0.127cm" svg:height="0.127cm" svg:x="6.07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1" draw:id="id181" draw:layer="layout" svg:width="0.127cm" svg:height="0.127cm" svg:x="6.74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0" draw:id="id180" draw:layer="layout" svg:width="0.127cm" svg:height="0.127cm" svg:x="7.71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9" draw:id="id179" draw:layer="layout" svg:width="0.127cm" svg:height="0.127cm" svg:x="8.68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8" draw:id="id178" draw:layer="layout" svg:width="0.127cm" svg:height="0.127cm" svg:x="9.35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7" draw:id="id177" draw:layer="layout" svg:width="0.127cm" svg:height="0.127cm" svg:x="10.32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6" draw:id="id176" draw:layer="layout" svg:width="0.127cm" svg:height="0.127cm" svg:x="11.29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5" draw:id="id175" draw:layer="layout" svg:width="0.127cm" svg:height="0.127cm" svg:x="11.96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4" draw:id="id174" draw:layer="layout" svg:width="0.127cm" svg:height="0.127cm" svg:x="12.93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3" draw:id="id173" draw:layer="layout" svg:width="0.127cm" svg:height="0.127cm" svg:x="13.90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2" draw:id="id172" draw:layer="layout" svg:width="0.127cm" svg:height="0.127cm" svg:x="14.57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1" draw:id="id171" draw:layer="layout" svg:width="0.127cm" svg:height="0.127cm" svg:x="15.54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0" draw:id="id170" draw:layer="layout" svg:width="0.127cm" svg:height="0.127cm" svg:x="16.51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3" draw:id="id183" draw:layer="layout" svg:width="0.127cm" svg:height="0.127cm" svg:x="17.481cm" svg:y="9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7" draw:id="id157" draw:layer="layout" svg:width="0.127cm" svg:height="0.127cm" svg:x="6.406cm" svg:y="0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8" draw:id="id158" draw:layer="layout" svg:width="0.127cm" svg:height="0.127cm" svg:x="7.37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9" draw:id="id159" draw:layer="layout" svg:width="0.127cm" svg:height="0.127cm" svg:x="8.04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0" draw:id="id160" draw:layer="layout" svg:width="0.127cm" svg:height="0.127cm" svg:x="9.016cm" svg:y="0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1" draw:id="id161" draw:layer="layout" svg:width="0.127cm" svg:height="0.127cm" svg:x="9.98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2" draw:id="id162" draw:layer="layout" svg:width="0.127cm" svg:height="0.127cm" svg:x="10.65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3" draw:id="id163" draw:layer="layout" svg:width="0.127cm" svg:height="0.127cm" svg:x="11.626cm" svg:y="0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4" draw:id="id164" draw:layer="layout" svg:width="0.127cm" svg:height="0.127cm" svg:x="12.59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5" draw:id="id165" draw:layer="layout" svg:width="0.127cm" svg:height="0.127cm" svg:x="13.26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6" draw:id="id166" draw:layer="layout" svg:width="0.127cm" svg:height="0.127cm" svg:x="14.236cm" svg:y="0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7" draw:id="id167" draw:layer="layout" svg:width="0.127cm" svg:height="0.127cm" svg:x="15.20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8" draw:id="id168" draw:layer="layout" svg:width="0.127cm" svg:height="0.127cm" svg:x="15.87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9" draw:id="id169" draw:layer="layout" svg:width="0.127cm" svg:height="0.127cm" svg:x="16.846cm" svg:y="0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27cm" svg:height="0.127cm" svg:x="18.116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424cm" svg:y1="0.845cm" svg:x2="6.225cm" svg:y2="1.545cm" draw:start-shape="id157" draw:start-glue-point="7" draw:end-shape="id154" draw:end-glue-point="11" svg:d="M6424 845l-199 700" svg:viewBox="0 0 200 701">
          <text:p/>
        </draw:connector>
        <draw:connector draw:style-name="gr2" draw:text-style-name="P2" draw:layer="layout" draw:type="line" svg:x1="7.394cm" svg:y1="1.045cm" svg:x2="6.895cm" svg:y2="1.545cm" draw:start-shape="id158" draw:start-glue-point="7" draw:end-shape="id31" draw:end-glue-point="11" svg:d="M7394 1045l-499 500" svg:viewBox="0 0 500 501">
          <text:p/>
        </draw:connector>
        <draw:connector draw:style-name="gr2" draw:text-style-name="P2" draw:layer="layout" draw:type="line" svg:x1="7.865cm" svg:y1="1.745cm" svg:x2="8.064cm" svg:y2="1.045cm" draw:start-shape="id32" draw:start-glue-point="11" draw:end-shape="id159" draw:end-glue-point="7" svg:d="M7865 1745l199-700" svg:viewBox="0 0 200 701">
          <text:p/>
        </draw:connector>
        <draw:connector draw:style-name="gr2" draw:text-style-name="P2" draw:layer="layout" draw:type="line" svg:x1="8.835cm" svg:y1="1.545cm" svg:x2="9.034cm" svg:y2="0.845cm" draw:start-shape="id34" draw:start-glue-point="11" draw:end-shape="id160" draw:end-glue-point="7" svg:d="M8835 1545l199-700" svg:viewBox="0 0 200 701">
          <text:p/>
        </draw:connector>
        <draw:connector draw:style-name="gr2" draw:text-style-name="P2" draw:layer="layout" draw:type="line" svg:x1="9.505cm" svg:y1="1.545cm" svg:x2="10.004cm" svg:y2="1.045cm" draw:start-shape="id37" draw:start-glue-point="11" draw:end-shape="id161" draw:end-glue-point="7" svg:d="M9505 1545l499-500" svg:viewBox="0 0 500 501">
          <text:p/>
        </draw:connector>
        <draw:connector draw:style-name="gr2" draw:text-style-name="P2" draw:layer="layout" draw:type="line" svg:x1="10.475cm" svg:y1="1.745cm" svg:x2="10.674cm" svg:y2="1.045cm" draw:start-shape="id41" draw:start-glue-point="11" draw:end-shape="id162" draw:end-glue-point="7" svg:d="M10475 1745l199-700" svg:viewBox="0 0 200 701">
          <text:p/>
        </draw:connector>
        <draw:connector draw:style-name="gr2" draw:text-style-name="P2" draw:layer="layout" draw:type="line" svg:x1="11.445cm" svg:y1="1.545cm" svg:x2="11.644cm" svg:y2="0.845cm" draw:start-shape="id153" draw:start-glue-point="11" draw:end-shape="id163" draw:end-glue-point="7" svg:d="M11445 1545l199-700" svg:viewBox="0 0 200 701">
          <text:p/>
        </draw:connector>
        <draw:connector draw:style-name="gr2" draw:text-style-name="P2" draw:layer="layout" draw:type="line" svg:x1="12.115cm" svg:y1="1.545cm" svg:x2="12.614cm" svg:y2="1.045cm" draw:start-shape="id150" draw:start-glue-point="11" draw:end-shape="id164" draw:end-glue-point="7" svg:d="M12115 1545l499-500" svg:viewBox="0 0 500 501">
          <text:p/>
        </draw:connector>
        <draw:connector draw:style-name="gr2" draw:text-style-name="P2" draw:layer="layout" draw:type="line" svg:x1="13.085cm" svg:y1="1.745cm" svg:x2="13.284cm" svg:y2="1.045cm" draw:start-shape="id149" draw:start-glue-point="11" draw:end-shape="id165" draw:end-glue-point="7" svg:d="M13085 1745l199-700" svg:viewBox="0 0 200 701">
          <text:p/>
        </draw:connector>
        <draw:connector draw:style-name="gr2" draw:text-style-name="P2" draw:layer="layout" draw:type="line" svg:x1="14.055cm" svg:y1="1.545cm" svg:x2="14.254cm" svg:y2="0.845cm" draw:start-shape="id146" draw:start-glue-point="11" draw:end-shape="id166" draw:end-glue-point="7" svg:d="M14055 1545l199-700" svg:viewBox="0 0 200 701">
          <text:p/>
        </draw:connector>
        <draw:connector draw:style-name="gr2" draw:text-style-name="P2" draw:layer="layout" draw:type="line" svg:x1="14.725cm" svg:y1="1.545cm" svg:x2="15.224cm" svg:y2="1.045cm" draw:start-shape="id145" draw:start-glue-point="11" draw:end-shape="id167" draw:end-glue-point="7" svg:d="M14725 1545l499-500" svg:viewBox="0 0 500 501">
          <text:p/>
        </draw:connector>
        <draw:connector draw:style-name="gr2" draw:text-style-name="P2" draw:layer="layout" draw:type="line" svg:x1="15.695cm" svg:y1="1.745cm" svg:x2="15.894cm" svg:y2="1.045cm" draw:start-shape="id140" draw:start-glue-point="11" draw:end-shape="id168" draw:end-glue-point="7" svg:d="M15695 1745l199-700" svg:viewBox="0 0 200 701">
          <text:p/>
        </draw:connector>
        <draw:connector draw:style-name="gr2" draw:text-style-name="P2" draw:layer="layout" draw:type="line" svg:x1="16.665cm" svg:y1="1.545cm" svg:x2="16.864cm" svg:y2="0.845cm" draw:start-shape="id134" draw:start-glue-point="11" draw:end-shape="id169" draw:end-glue-point="7" svg:d="M16665 1545l199-700" svg:viewBox="0 0 200 701">
          <text:p/>
        </draw:connector>
        <draw:connector draw:style-name="gr2" draw:text-style-name="P2" draw:layer="layout" draw:type="line" svg:x1="16.82cm" svg:y1="8.51cm" svg:x2="16.62cm" svg:y2="9.209cm" draw:start-shape="id156" draw:start-glue-point="7" draw:end-shape="id170" draw:end-glue-point="11" svg:d="M16820 8510l-200 699" svg:viewBox="0 0 201 700">
          <text:p/>
        </draw:connector>
        <draw:connector draw:style-name="gr2" draw:text-style-name="P2" draw:layer="layout" draw:type="line" svg:x1="15.85cm" svg:y1="8.71cm" svg:x2="15.65cm" svg:y2="9.409cm" draw:start-shape="id116" draw:start-glue-point="7" draw:end-shape="id171" draw:end-glue-point="11" svg:d="M15850 8710l-200 699" svg:viewBox="0 0 201 700">
          <text:p/>
        </draw:connector>
        <draw:connector draw:style-name="gr2" draw:text-style-name="P2" draw:layer="layout" draw:type="line" svg:x1="15.18cm" svg:y1="8.71cm" svg:x2="14.68cm" svg:y2="9.209cm" draw:start-shape="id111" draw:start-glue-point="7" draw:end-shape="id172" draw:end-glue-point="11" svg:d="M15180 8710l-500 499" svg:viewBox="0 0 501 500">
          <text:p/>
        </draw:connector>
        <draw:connector draw:style-name="gr2" draw:text-style-name="P2" draw:layer="layout" draw:type="line" svg:x1="14.21cm" svg:y1="8.51cm" svg:x2="14.01cm" svg:y2="9.209cm" draw:start-shape="id104" draw:start-glue-point="7" draw:end-shape="id173" draw:end-glue-point="11" svg:d="M14210 8510l-200 699" svg:viewBox="0 0 201 700">
          <text:p/>
        </draw:connector>
        <draw:connector draw:style-name="gr2" draw:text-style-name="P2" draw:layer="layout" draw:type="line" svg:x1="13.24cm" svg:y1="8.71cm" svg:x2="13.04cm" svg:y2="9.409cm" draw:start-shape="id101" draw:start-glue-point="7" draw:end-shape="id174" draw:end-glue-point="11" svg:d="M13240 8710l-200 699" svg:viewBox="0 0 201 700">
          <text:p/>
        </draw:connector>
        <draw:connector draw:style-name="gr2" draw:text-style-name="P2" draw:layer="layout" draw:type="line" svg:x1="12.57cm" svg:y1="8.71cm" svg:x2="12.07cm" svg:y2="9.209cm" draw:start-shape="id97" draw:start-glue-point="7" draw:end-shape="id175" draw:end-glue-point="11" svg:d="M12570 8710l-500 499" svg:viewBox="0 0 501 500">
          <text:p/>
        </draw:connector>
        <draw:connector draw:style-name="gr2" draw:text-style-name="P2" draw:layer="layout" draw:type="line" svg:x1="11.6cm" svg:y1="8.51cm" svg:x2="11.4cm" svg:y2="9.209cm" draw:start-shape="id92" draw:start-glue-point="7" draw:end-shape="id176" draw:end-glue-point="11" svg:d="M11600 8510l-200 699" svg:viewBox="0 0 201 700">
          <text:p/>
        </draw:connector>
        <draw:connector draw:style-name="gr2" draw:text-style-name="P2" draw:layer="layout" draw:type="line" svg:x1="10.63cm" svg:y1="8.71cm" svg:x2="10.43cm" svg:y2="9.409cm" draw:start-shape="id61" draw:start-glue-point="7" draw:end-shape="id177" draw:end-glue-point="11" svg:d="M10630 8710l-200 699" svg:viewBox="0 0 201 700">
          <text:p/>
        </draw:connector>
        <draw:connector draw:style-name="gr2" draw:text-style-name="P2" draw:layer="layout" draw:type="line" svg:x1="9.96cm" svg:y1="8.71cm" svg:x2="9.46cm" svg:y2="9.209cm" draw:start-shape="id57" draw:start-glue-point="7" draw:end-shape="id178" draw:end-glue-point="11" svg:d="M9960 8710l-500 499" svg:viewBox="0 0 501 500">
          <text:p/>
        </draw:connector>
        <draw:connector draw:style-name="gr2" draw:text-style-name="P2" draw:layer="layout" draw:type="line" svg:x1="8.99cm" svg:y1="8.51cm" svg:x2="8.79cm" svg:y2="9.209cm" draw:start-shape="id52" draw:start-glue-point="7" draw:end-shape="id179" draw:end-glue-point="11" svg:d="M8990 8510l-200 699" svg:viewBox="0 0 201 700">
          <text:p/>
        </draw:connector>
        <draw:connector draw:style-name="gr2" draw:text-style-name="P2" draw:layer="layout" draw:type="line" svg:x1="8.02cm" svg:y1="8.71cm" svg:x2="7.82cm" svg:y2="9.409cm" draw:start-shape="id47" draw:start-glue-point="7" draw:end-shape="id180" draw:end-glue-point="11" svg:d="M8020 8710l-200 699" svg:viewBox="0 0 201 700">
          <text:p/>
        </draw:connector>
        <draw:connector draw:style-name="gr2" draw:text-style-name="P2" draw:layer="layout" draw:type="line" svg:x1="7.35cm" svg:y1="8.71cm" svg:x2="6.85cm" svg:y2="9.209cm" draw:start-shape="id42" draw:start-glue-point="7" draw:end-shape="id181" draw:end-glue-point="11" svg:d="M7350 8710l-500 499" svg:viewBox="0 0 501 500">
          <text:p/>
        </draw:connector>
        <draw:connector draw:style-name="gr2" draw:text-style-name="P2" draw:layer="layout" draw:type="line" svg:x1="6.38cm" svg:y1="8.51cm" svg:x2="6.18cm" svg:y2="9.209cm" draw:start-shape="id1" draw:start-glue-point="7" draw:end-shape="id182" draw:end-glue-point="11" svg:d="M6380 8510l-200 699" svg:viewBox="0 0 201 700">
          <text:p/>
        </draw:connector>
        <draw:connector draw:style-name="gr3" draw:text-style-name="P2" draw:layer="layout" draw:type="line" svg:x1="6.56cm" svg:y1="8.51cm" svg:x2="6.759cm" svg:y2="9.209cm" draw:start-shape="id1" draw:start-glue-point="9" draw:end-shape="id181" draw:end-glue-point="5" svg:d="M6560 8510l199 699" svg:viewBox="0 0 200 700">
          <text:p/>
        </draw:connector>
        <draw:connector draw:style-name="gr3" draw:text-style-name="P2" draw:layer="layout" draw:type="line" svg:x1="7.53cm" svg:y1="8.71cm" svg:x2="7.729cm" svg:y2="9.409cm" draw:start-shape="id42" draw:start-glue-point="9" draw:end-shape="id180" draw:end-glue-point="5" svg:d="M7530 8710l199 699" svg:viewBox="0 0 200 700">
          <text:p/>
        </draw:connector>
        <draw:connector draw:style-name="gr3" draw:text-style-name="P2" draw:layer="layout" draw:type="line" svg:x1="8.2cm" svg:y1="8.71cm" svg:x2="8.699cm" svg:y2="9.209cm" draw:start-shape="id47" draw:start-glue-point="9" draw:end-shape="id179" draw:end-glue-point="5" svg:d="M8200 8710l499 499" svg:viewBox="0 0 500 500">
          <text:p/>
        </draw:connector>
        <draw:connector draw:style-name="gr3" draw:text-style-name="P2" draw:layer="layout" draw:type="line" svg:x1="9.17cm" svg:y1="8.51cm" svg:x2="9.369cm" svg:y2="9.209cm" draw:start-shape="id52" draw:start-glue-point="9" draw:end-shape="id178" draw:end-glue-point="5" svg:d="M9170 8510l199 699" svg:viewBox="0 0 200 700">
          <text:p/>
        </draw:connector>
        <draw:connector draw:style-name="gr3" draw:text-style-name="P2" draw:layer="layout" draw:type="line" svg:x1="10.14cm" svg:y1="8.71cm" svg:x2="10.339cm" svg:y2="9.409cm" draw:start-shape="id57" draw:start-glue-point="9" draw:end-shape="id177" draw:end-glue-point="5" svg:d="M10140 8710l199 699" svg:viewBox="0 0 200 700">
          <text:p/>
        </draw:connector>
        <draw:connector draw:style-name="gr3" draw:text-style-name="P2" draw:layer="layout" draw:type="line" svg:x1="10.81cm" svg:y1="8.71cm" svg:x2="11.309cm" svg:y2="9.209cm" draw:start-shape="id61" draw:start-glue-point="9" draw:end-shape="id176" draw:end-glue-point="5" svg:d="M10810 8710l499 499" svg:viewBox="0 0 500 500">
          <text:p/>
        </draw:connector>
        <draw:connector draw:style-name="gr3" draw:text-style-name="P2" draw:layer="layout" draw:type="line" svg:x1="11.78cm" svg:y1="8.51cm" svg:x2="11.979cm" svg:y2="9.209cm" draw:start-shape="id92" draw:start-glue-point="9" draw:end-shape="id175" draw:end-glue-point="5" svg:d="M11780 8510l199 699" svg:viewBox="0 0 200 700">
          <text:p/>
        </draw:connector>
        <draw:connector draw:style-name="gr3" draw:text-style-name="P2" draw:layer="layout" draw:type="line" svg:x1="12.75cm" svg:y1="8.71cm" svg:x2="12.949cm" svg:y2="9.409cm" draw:start-shape="id97" draw:start-glue-point="9" draw:end-shape="id174" draw:end-glue-point="5" svg:d="M12750 8710l199 699" svg:viewBox="0 0 200 700">
          <text:p/>
        </draw:connector>
        <draw:connector draw:style-name="gr3" draw:text-style-name="P2" draw:layer="layout" draw:type="line" svg:x1="13.42cm" svg:y1="8.71cm" svg:x2="13.919cm" svg:y2="9.209cm" draw:start-shape="id101" draw:start-glue-point="9" draw:end-shape="id173" draw:end-glue-point="5" svg:d="M13420 8710l499 499" svg:viewBox="0 0 500 500">
          <text:p/>
        </draw:connector>
        <draw:connector draw:style-name="gr3" draw:text-style-name="P2" draw:layer="layout" draw:type="line" svg:x1="14.39cm" svg:y1="8.51cm" svg:x2="14.589cm" svg:y2="9.209cm" draw:start-shape="id104" draw:start-glue-point="9" draw:end-shape="id172" draw:end-glue-point="5" svg:d="M14390 8510l199 699" svg:viewBox="0 0 200 700">
          <text:p/>
        </draw:connector>
        <draw:connector draw:style-name="gr3" draw:text-style-name="P2" draw:layer="layout" draw:type="line" svg:x1="15.36cm" svg:y1="8.71cm" svg:x2="15.559cm" svg:y2="9.409cm" draw:start-shape="id111" draw:start-glue-point="9" draw:end-shape="id171" draw:end-glue-point="5" svg:d="M15360 8710l199 699" svg:viewBox="0 0 200 700">
          <text:p/>
        </draw:connector>
        <draw:connector draw:style-name="gr3" draw:text-style-name="P2" draw:layer="layout" draw:type="line" svg:x1="16.03cm" svg:y1="8.71cm" svg:x2="16.529cm" svg:y2="9.209cm" draw:start-shape="id116" draw:start-glue-point="9" draw:end-shape="id170" draw:end-glue-point="5" svg:d="M16030 8710l499 499" svg:viewBox="0 0 500 500">
          <text:p/>
        </draw:connector>
        <draw:connector draw:style-name="gr3" draw:text-style-name="P2" draw:layer="layout" draw:type="line" svg:x1="17cm" svg:y1="8.51cm" svg:x2="17.499cm" svg:y2="9.209cm" draw:start-shape="id156" draw:start-glue-point="9" draw:end-shape="id183" draw:end-glue-point="5" svg:d="M17000 8510l499 699" svg:viewBox="0 0 500 700">
          <text:p/>
        </draw:connector>
        <draw:connector draw:style-name="gr3" draw:text-style-name="P2" draw:layer="layout" draw:type="line" svg:x1="16.485cm" svg:y1="1.545cm" svg:x2="15.985cm" svg:y2="1.045cm" draw:start-shape="id134" draw:start-glue-point="5" draw:end-shape="id168" draw:end-glue-point="9" svg:d="M16485 1545l-500-500" svg:viewBox="0 0 501 501">
          <text:p/>
        </draw:connector>
        <draw:connector draw:style-name="gr3" draw:text-style-name="P2" draw:layer="layout" draw:type="line" svg:x1="15.515cm" svg:y1="1.745cm" svg:x2="15.315cm" svg:y2="1.045cm" draw:start-shape="id140" draw:start-glue-point="5" draw:end-shape="id167" draw:end-glue-point="9" svg:d="M15515 1745l-200-700" svg:viewBox="0 0 201 701">
          <text:p/>
        </draw:connector>
        <draw:connector draw:style-name="gr3" draw:text-style-name="P2" draw:layer="layout" draw:type="line" svg:x1="14.545cm" svg:y1="1.545cm" svg:x2="14.345cm" svg:y2="0.845cm" draw:start-shape="id145" draw:start-glue-point="5" draw:end-shape="id166" draw:end-glue-point="9" svg:d="M14545 1545l-200-700" svg:viewBox="0 0 201 701">
          <text:p/>
        </draw:connector>
        <draw:connector draw:style-name="gr3" draw:text-style-name="P2" draw:layer="layout" draw:type="line" svg:x1="13.875cm" svg:y1="1.545cm" svg:x2="13.375cm" svg:y2="1.045cm" draw:start-shape="id146" draw:start-glue-point="5" draw:end-shape="id165" draw:end-glue-point="9" svg:d="M13875 1545l-500-500" svg:viewBox="0 0 501 501">
          <text:p/>
        </draw:connector>
        <draw:connector draw:style-name="gr3" draw:text-style-name="P2" draw:layer="layout" draw:type="line" svg:x1="12.905cm" svg:y1="1.745cm" svg:x2="12.705cm" svg:y2="1.045cm" draw:start-shape="id149" draw:start-glue-point="5" draw:end-shape="id164" draw:end-glue-point="9" svg:d="M12905 1745l-200-700" svg:viewBox="0 0 201 701">
          <text:p/>
        </draw:connector>
        <draw:connector draw:style-name="gr3" draw:text-style-name="P2" draw:layer="layout" draw:type="line" svg:x1="11.935cm" svg:y1="1.545cm" svg:x2="11.735cm" svg:y2="0.845cm" draw:start-shape="id150" draw:start-glue-point="5" draw:end-shape="id163" draw:end-glue-point="9" svg:d="M11935 1545l-200-700" svg:viewBox="0 0 201 701">
          <text:p/>
        </draw:connector>
        <draw:connector draw:style-name="gr3" draw:text-style-name="P2" draw:layer="layout" draw:type="line" svg:x1="11.265cm" svg:y1="1.545cm" svg:x2="10.765cm" svg:y2="1.045cm" draw:start-shape="id153" draw:start-glue-point="5" draw:end-shape="id162" draw:end-glue-point="9" svg:d="M11265 1545l-500-500" svg:viewBox="0 0 501 501">
          <text:p/>
        </draw:connector>
        <draw:connector draw:style-name="gr3" draw:text-style-name="P2" draw:layer="layout" draw:type="line" svg:x1="10.295cm" svg:y1="1.745cm" svg:x2="10.095cm" svg:y2="1.045cm" draw:start-shape="id41" draw:start-glue-point="5" draw:end-shape="id161" draw:end-glue-point="9" svg:d="M10295 1745l-200-700" svg:viewBox="0 0 201 701">
          <text:p/>
        </draw:connector>
        <draw:connector draw:style-name="gr3" draw:text-style-name="P2" draw:layer="layout" draw:type="line" svg:x1="9.325cm" svg:y1="1.545cm" svg:x2="9.125cm" svg:y2="0.845cm" draw:start-shape="id37" draw:start-glue-point="5" draw:end-shape="id160" draw:end-glue-point="9" svg:d="M9325 1545l-200-700" svg:viewBox="0 0 201 701">
          <text:p/>
        </draw:connector>
        <draw:connector draw:style-name="gr3" draw:text-style-name="P2" draw:layer="layout" draw:type="line" svg:x1="8.655cm" svg:y1="1.545cm" svg:x2="8.155cm" svg:y2="1.045cm" draw:start-shape="id34" draw:start-glue-point="5" draw:end-shape="id159" draw:end-glue-point="9" svg:d="M8655 1545l-500-500" svg:viewBox="0 0 501 501">
          <text:p/>
        </draw:connector>
        <draw:connector draw:style-name="gr3" draw:text-style-name="P2" draw:layer="layout" draw:type="line" svg:x1="7.685cm" svg:y1="1.745cm" svg:x2="7.485cm" svg:y2="1.045cm" draw:start-shape="id32" draw:start-glue-point="5" draw:end-shape="id158" draw:end-glue-point="9" svg:d="M7685 1745l-200-700" svg:viewBox="0 0 201 701">
          <text:p/>
        </draw:connector>
        <draw:connector draw:style-name="gr3" draw:text-style-name="P2" draw:layer="layout" draw:type="line" svg:x1="6.715cm" svg:y1="1.545cm" svg:x2="6.515cm" svg:y2="0.845cm" draw:start-shape="id31" draw:start-glue-point="5" draw:end-shape="id157" draw:end-glue-point="9" svg:d="M6715 1545l-200-700" svg:viewBox="0 0 201 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19:14:34.518361852</meta:creation-date>
    <meta:generator>LibreOffice/6.3.5.2$Linux_X86_64 LibreOffice_project/30$Build-2</meta:generator>
    <dc:date>2020-04-10T21:11:07.958752627</dc:date>
    <meta:editing-duration>PT27M27S</meta:editing-duration>
    <meta:editing-cycles>6</meta:editing-cycles>
    <meta:document-statistic meta:object-count="510"/>
  </office:meta>
</office:document-meta>
</file>